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121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2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9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ext-properties style:font-name="Liberation Sans"/>
    </style:style>
    <style:style style:name="ce11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/>
    <style:style style:name="ce6" style:family="table-cell" style:parent-style-name="Default" style:data-style-name="N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(pre0.12.0)" table:style-name="ta1">
        <table:shapes>
          <draw:frame draw:z-index="0" draw:style-name="gr1" draw:text-style-name="P1" svg:width="854.82pt" svg:height="445.95pt" svg:x="8.59pt" svg:y="221.05pt">
            <draw:object draw:notify-on-update-of-ranges="'Baseline(pre0.12.0)'.A3:'Baseline(pre0.12.0)'.A3 'Baseline(pre0.12.0)'.B3:'Baseline(pre0.12.0)'.K3 'Baseline(pre0.12.0)'.A4:'Baseline(pre0.12.0)'.A4 'Baseline(pre0.12.0)'.B4:'Baseline(pre0.12.0)'.K4 'Baseline(pre0.12.0)'.A5:'Baseline(pre0.12.0)'.A5 'Baseline(pre0.12.0)'.B5:'Baseline(pre0.12.0)'.K5 'Baseline(pre0.12.0)'.A6:'Baseline(pre0.12.0)'.A6 'Baseline(pre0.12.0)'.B6:'Baseline(pre0.12.0)'.K6 'Baseline(pre0.12.0)'.A7:'Baseline(pre0.12.0)'.A7 'Baseline(pre0.12.0)'.B7:'Baseline(pre0.12.0)'.K7 'Baseline(pre0.12.0)'.A8:'Baseline(pre0.12.0)'.A8 'Baseline(pre0.12.0)'.B8:'Baseline(pre0.12.0)'.K8 'Baseline(pre0.12.0)'.A11:'Baseline(pre0.12.0)'.A11 'Baseline(pre0.12.0)'.B11:'Baseline(pre0.12.0)'.K11 'Baseline(pre0.12.0)'.A12:'Baseline(pre0.12.0)'.A12 'Baseline(pre0.12.0)'.B12:'Baseline(pre0.12.0)'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Messages per second</svg:title>
          </draw:frame>
          <draw:frame draw:z-index="1" draw:style-name="gr1" draw:text-style-name="P1" svg:width="850.37pt" svg:height="478.32pt" svg:x="13.72pt" svg:y="686.49pt">
            <draw:object draw:notify-on-update-of-ranges="'Baseline(pre0.12.0)'.A3:'Baseline(pre0.12.0)'.A3 'Baseline(pre0.12.0)'.B3:'Baseline(pre0.12.0)'.K3 'Baseline(pre0.12.0)'.A4:'Baseline(pre0.12.0)'.A4 'Baseline(pre0.12.0)'.B4:'Baseline(pre0.12.0)'.K4 'Baseline(pre0.12.0)'.A5:'Baseline(pre0.12.0)'.A5 'Baseline(pre0.12.0)'.B5:'Baseline(pre0.12.0)'.K5 'Baseline(pre0.12.0)'.A6:'Baseline(pre0.12.0)'.A6 'Baseline(pre0.12.0)'.B6:'Baseline(pre0.12.0)'.K6 'Baseline(pre0.12.0)'.A7:'Baseline(pre0.12.0)'.A7 'Baseline(pre0.12.0)'.B7:'Baseline(pre0.12.0)'.K7 'Baseline(pre0.12.0)'.A8:'Baseline(pre0.12.0)'.A8 'Baseline(pre0.12.0)'.B8:'Baseline(pre0.12.0)'.K8 'Baseline(pre0.12.0)'.A11:'Baseline(pre0.12.0)'.A11 'Baseline(pre0.12.0)'.B11:'Baseline(pre0.12.0)'.K11 'Baseline(pre0.12.0)'.A12:'Baseline(pre0.12.0)'.A12 'Baseline(pre0.12.0)'.B12:'Baseline(pre0.12.0)'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column table:style-name="co4" table:default-cell-style-name="ce2"/>
        <table:table-column table:style-name="co3" table:number-columns-repeated="1012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 messages/secon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oFormat</text:p>
          </table:table-cell>
          <table:table-cell table:style-name="ce9" office:value-type="float" office:value="874916" calcext:value-type="float">
            <text:p>874,916</text:p>
          </table:table-cell>
          <table:table-cell table:style-name="ce11" office:value-type="float" office:value="889510" calcext:value-type="float">
            <text:p>889,510</text:p>
          </table:table-cell>
          <table:table-cell table:style-name="ce4" office:value-type="float" office:value="890761" calcext:value-type="float">
            <text:p>890,761</text:p>
          </table:table-cell>
          <table:table-cell table:style-name="ce4" office:value-type="float" office:value="854845" calcext:value-type="float">
            <text:p>854,845</text:p>
          </table:table-cell>
          <table:table-cell table:style-name="ce4" office:value-type="float" office:value="790908" calcext:value-type="float">
            <text:p>790,908</text:p>
          </table:table-cell>
          <table:table-cell table:style-name="ce4" office:value-type="float" office:value="793891" calcext:value-type="float">
            <text:p>793,891</text:p>
          </table:table-cell>
          <table:table-cell table:style-name="ce4" office:value-type="float" office:value="893357" calcext:value-type="float">
            <text:p>893,357</text:p>
          </table:table-cell>
          <table:table-cell table:style-name="ce4" office:value-type="float" office:value="824363" calcext:value-type="float">
            <text:p>824,363</text:p>
          </table:table-cell>
          <table:table-cell table:style-name="ce4" office:value-type="float" office:value="889471" calcext:value-type="float">
            <text:p>889,471</text:p>
          </table:table-cell>
          <table:table-cell table:style-name="ce4" office:value-type="float" office:value="819249" calcext:value-type="float">
            <text:p>819,249</text:p>
          </table:table-cell>
          <table:table-cell table:style-name="ce4" table:formula="of:=SUM([.B3:.K3])/10" office:value-type="float" office:value="852127.1" calcext:value-type="float">
            <text:p>852,1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eOnly</text:p>
          </table:table-cell>
          <table:table-cell table:style-name="ce9" office:value-type="float" office:value="897998" calcext:value-type="float">
            <text:p>897,998</text:p>
          </table:table-cell>
          <table:table-cell table:style-name="ce4" office:value-type="float" office:value="899387" calcext:value-type="float">
            <text:p>899,387</text:p>
          </table:table-cell>
          <table:table-cell table:style-name="ce4" office:value-type="float" office:value="912905" calcext:value-type="float">
            <text:p>912,905</text:p>
          </table:table-cell>
          <table:table-cell table:style-name="ce4" office:value-type="float" office:value="880149" calcext:value-type="float">
            <text:p>880,149</text:p>
          </table:table-cell>
          <table:table-cell table:style-name="ce4" office:value-type="float" office:value="881537" calcext:value-type="float">
            <text:p>881,537</text:p>
          </table:table-cell>
          <table:table-cell table:style-name="ce4" office:value-type="float" office:value="897694" calcext:value-type="float">
            <text:p>897,694</text:p>
          </table:table-cell>
          <table:table-cell table:style-name="ce4" office:value-type="float" office:value="920063" calcext:value-type="float">
            <text:p>920,063</text:p>
          </table:table-cell>
          <table:table-cell table:style-name="ce4" office:value-type="float" office:value="913359" calcext:value-type="float">
            <text:p>913,359</text:p>
          </table:table-cell>
          <table:table-cell table:style-name="ce4" office:value-type="float" office:value="895877" calcext:value-type="float">
            <text:p>895,877</text:p>
          </table:table-cell>
          <table:table-cell table:style-name="ce4" office:value-type="float" office:value="900683" calcext:value-type="float">
            <text:p>900,683</text:p>
          </table:table-cell>
          <table:table-cell table:style-name="ce4" table:formula="of:=SUM([.B4:.K4])/10" office:value-type="float" office:value="899965.2" calcext:value-type="float">
            <text:p>899,9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eClassLevel</text:p>
          </table:table-cell>
          <table:table-cell table:style-name="ce4" office:value-type="float" office:value="891246" calcext:value-type="float">
            <text:p>891,246</text:p>
          </table:table-cell>
          <table:table-cell table:style-name="ce4" office:value-type="float" office:value="885770" calcext:value-type="float">
            <text:p>885,770</text:p>
          </table:table-cell>
          <table:table-cell table:style-name="ce4" office:value-type="float" office:value="902066" calcext:value-type="float">
            <text:p>902,066</text:p>
          </table:table-cell>
          <table:table-cell table:style-name="ce4" office:value-type="float" office:value="880256" calcext:value-type="float">
            <text:p>880,256</text:p>
          </table:table-cell>
          <table:table-cell table:style-name="ce4" office:value-type="float" office:value="891291" calcext:value-type="float">
            <text:p>891,291</text:p>
          </table:table-cell>
          <table:table-cell table:style-name="ce4" office:value-type="float" office:value="888675" calcext:value-type="float">
            <text:p>888,675</text:p>
          </table:table-cell>
          <table:table-cell table:style-name="ce4" office:value-type="float" office:value="924092" calcext:value-type="float">
            <text:p>924,092</text:p>
          </table:table-cell>
          <table:table-cell table:style-name="ce4" office:value-type="float" office:value="902368" calcext:value-type="float">
            <text:p>902,368</text:p>
          </table:table-cell>
          <table:table-cell table:style-name="ce4" office:value-type="float" office:value="900012" calcext:value-type="float">
            <text:p>900,012</text:p>
          </table:table-cell>
          <table:table-cell table:style-name="ce4" office:value-type="float" office:value="887661" calcext:value-type="float">
            <text:p>887,661</text:p>
          </table:table-cell>
          <table:table-cell table:style-name="ce4" table:formula="of:=SUM([.B5:.K5])/10" office:value-type="float" office:value="895343.7" calcext:value-type="float">
            <text:p>895,34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ogging with FMT</text:p>
          </table:table-cell>
          <table:table-cell table:style-name="ce4" office:value-type="float" office:value="1357821" calcext:value-type="float">
            <text:p>1,357,821</text:p>
          </table:table-cell>
          <table:table-cell table:style-name="ce4" office:value-type="float" office:value="1409458" calcext:value-type="float">
            <text:p>1,409,458</text:p>
          </table:table-cell>
          <table:table-cell table:style-name="ce4" office:value-type="float" office:value="1399134" calcext:value-type="float">
            <text:p>1,399,134</text:p>
          </table:table-cell>
          <table:table-cell table:style-name="ce4" office:value-type="float" office:value="1393883" calcext:value-type="float">
            <text:p>1,393,883</text:p>
          </table:table-cell>
          <table:table-cell table:style-name="ce4" office:value-type="float" office:value="1360164" calcext:value-type="float">
            <text:p>1,360,164</text:p>
          </table:table-cell>
          <table:table-cell table:style-name="ce4" office:value-type="float" office:value="1374058" calcext:value-type="float">
            <text:p>1,374,058</text:p>
          </table:table-cell>
          <table:table-cell table:style-name="ce4" office:value-type="float" office:value="1419056" calcext:value-type="float">
            <text:p>1,419,056</text:p>
          </table:table-cell>
          <table:table-cell table:style-name="ce4" office:value-type="float" office:value="1398447" calcext:value-type="float">
            <text:p>1,398,447</text:p>
          </table:table-cell>
          <table:table-cell table:style-name="ce4" office:value-type="float" office:value="1396279" calcext:value-type="float">
            <text:p>1,396,279</text:p>
          </table:table-cell>
          <table:table-cell table:style-name="ce4" office:value-type="float" office:value="1384730" calcext:value-type="float">
            <text:p>1,384,730</text:p>
          </table:table-cell>
          <table:table-cell table:style-name="ce4" table:formula="of:=SUM([.B6:.K6])/10" office:value-type="float" office:value="1389303" calcext:value-type="float">
            <text:p>1,389,3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atic string</text:p>
          </table:table-cell>
          <table:table-cell table:style-name="ce4" office:value-type="float" office:value="1320059" calcext:value-type="float">
            <text:p>1,320,059</text:p>
          </table:table-cell>
          <table:table-cell table:style-name="ce4" office:value-type="float" office:value="1353796" calcext:value-type="float">
            <text:p>1,353,796</text:p>
          </table:table-cell>
          <table:table-cell table:style-name="ce4" office:value-type="float" office:value="1364776" calcext:value-type="float">
            <text:p>1,364,776</text:p>
          </table:table-cell>
          <table:table-cell table:style-name="ce4" office:value-type="float" office:value="1344459" calcext:value-type="float">
            <text:p>1,344,459</text:p>
          </table:table-cell>
          <table:table-cell table:style-name="ce4" office:value-type="float" office:value="1313953" calcext:value-type="float">
            <text:p>1,313,953</text:p>
          </table:table-cell>
          <table:table-cell table:style-name="ce4" office:value-type="float" office:value="1299466" calcext:value-type="float">
            <text:p>1,299,466</text:p>
          </table:table-cell>
          <table:table-cell table:style-name="ce4" office:value-type="float" office:value="1371105" calcext:value-type="float">
            <text:p>1,371,105</text:p>
          </table:table-cell>
          <table:table-cell table:style-name="ce4" office:value-type="float" office:value="1339988" calcext:value-type="float">
            <text:p>1,339,988</text:p>
          </table:table-cell>
          <table:table-cell table:style-name="ce4" office:value-type="float" office:value="1342447" calcext:value-type="float">
            <text:p>1,342,447</text:p>
          </table:table-cell>
          <table:table-cell table:style-name="ce4" office:value-type="float" office:value="1328040" calcext:value-type="float">
            <text:p>1,328,040</text:p>
          </table:table-cell>
          <table:table-cell table:style-name="ce4" table:formula="of:=SUM([.B7:.K7])/10" office:value-type="float" office:value="1337808.9" calcext:value-type="float">
            <text:p>1,337,8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atic string with FMT</text:p>
          </table:table-cell>
          <table:table-cell table:style-name="ce4" office:value-type="float" office:value="1277198" calcext:value-type="float">
            <text:p>1,277,198</text:p>
          </table:table-cell>
          <table:table-cell table:style-name="ce4" office:value-type="float" office:value="1345972" calcext:value-type="float">
            <text:p>1,345,972</text:p>
          </table:table-cell>
          <table:table-cell table:style-name="ce4" office:value-type="float" office:value="1333681" calcext:value-type="float">
            <text:p>1,333,681</text:p>
          </table:table-cell>
          <table:table-cell table:style-name="ce4" office:value-type="float" office:value="1328037" calcext:value-type="float">
            <text:p>1,328,037</text:p>
          </table:table-cell>
          <table:table-cell table:style-name="ce4" office:value-type="float" office:value="1305622" calcext:value-type="float">
            <text:p>1,305,622</text:p>
          </table:table-cell>
          <table:table-cell table:style-name="ce4" office:value-type="float" office:value="1290559" calcext:value-type="float">
            <text:p>1,290,559</text:p>
          </table:table-cell>
          <table:table-cell table:style-name="ce4" office:value-type="float" office:value="1344582" calcext:value-type="float">
            <text:p>1,344,582</text:p>
          </table:table-cell>
          <table:table-cell table:style-name="ce4" office:value-type="float" office:value="1320516" calcext:value-type="float">
            <text:p>1,320,516</text:p>
          </table:table-cell>
          <table:table-cell table:style-name="ce4" office:value-type="float" office:value="1307752" calcext:value-type="float">
            <text:p>1,307,752</text:p>
          </table:table-cell>
          <table:table-cell table:style-name="ce11" office:value-type="float" office:value="1313425" calcext:value-type="float">
            <text:p>1,313,425</text:p>
          </table:table-cell>
          <table:table-cell table:style-name="ce4" table:formula="of:=SUM([.B8:.K8])/10" office:value-type="float" office:value="1316734.4" calcext:value-type="float">
            <text:p>1,316,7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abled debug</text:p>
          </table:table-cell>
          <table:table-cell table:style-name="ce4" office:value-type="float" office:value="21045128" calcext:value-type="float">
            <text:p>21,045,128</text:p>
          </table:table-cell>
          <table:table-cell table:style-name="ce4" office:value-type="float" office:value="21218850" calcext:value-type="float">
            <text:p>21,218,850</text:p>
          </table:table-cell>
          <table:table-cell table:style-name="ce4" office:value-type="float" office:value="20872511" calcext:value-type="float">
            <text:p>20,872,511</text:p>
          </table:table-cell>
          <table:table-cell table:style-name="ce4" office:value-type="float" office:value="21106635" calcext:value-type="float">
            <text:p>21,106,635</text:p>
          </table:table-cell>
          <table:table-cell table:style-name="ce4" office:value-type="float" office:value="15610987" calcext:value-type="float">
            <text:p>15,610,987</text:p>
          </table:table-cell>
          <table:table-cell table:style-name="ce4" office:value-type="float" office:value="19579299" calcext:value-type="float">
            <text:p>19,579,299</text:p>
          </table:table-cell>
          <table:table-cell table:style-name="ce4" office:value-type="float" office:value="20944266" calcext:value-type="float">
            <text:p>20,944,266</text:p>
          </table:table-cell>
          <table:table-cell table:style-name="ce4" office:value-type="float" office:value="21267650" calcext:value-type="float">
            <text:p>21,267,650</text:p>
          </table:table-cell>
          <table:table-cell table:style-name="ce4" office:value-type="float" office:value="21198547" calcext:value-type="float">
            <text:p>21,198,547</text:p>
          </table:table-cell>
          <table:table-cell table:style-name="ce4" office:value-type="float" office:value="20911558" calcext:value-type="float">
            <text:p>20,911,558</text:p>
          </table:table-cell>
          <table:table-cell table:style-name="ce4" table:formula="of:=SUM([.B9:.K9])/10" office:value-type="float" office:value="20375543.1" calcext:value-type="float">
            <text:p>20,375,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abled trace</text:p>
          </table:table-cell>
          <table:table-cell table:style-name="ce4" office:value-type="float" office:value="20746720" calcext:value-type="float">
            <text:p>20,746,720</text:p>
          </table:table-cell>
          <table:table-cell table:style-name="ce4" office:value-type="float" office:value="20834888" calcext:value-type="float">
            <text:p>20,834,888</text:p>
          </table:table-cell>
          <table:table-cell table:style-name="ce4" office:value-type="float" office:value="21015998" calcext:value-type="float">
            <text:p>21,015,998</text:p>
          </table:table-cell>
          <table:table-cell table:style-name="ce4" office:value-type="float" office:value="21302299" calcext:value-type="float">
            <text:p>21,302,299</text:p>
          </table:table-cell>
          <table:table-cell table:style-name="ce4" office:value-type="float" office:value="20751393" calcext:value-type="float">
            <text:p>20,751,393</text:p>
          </table:table-cell>
          <table:table-cell table:style-name="ce4" office:value-type="float" office:value="19938360" calcext:value-type="float">
            <text:p>19,938,360</text:p>
          </table:table-cell>
          <table:table-cell table:style-name="ce4" office:value-type="float" office:value="21176900" calcext:value-type="float">
            <text:p>21,176,900</text:p>
          </table:table-cell>
          <table:table-cell table:style-name="ce4" office:value-type="float" office:value="20841045" calcext:value-type="float">
            <text:p>20,841,045</text:p>
          </table:table-cell>
          <table:table-cell table:style-name="ce4" office:value-type="float" office:value="21122091" calcext:value-type="float">
            <text:p>21,122,091</text:p>
          </table:table-cell>
          <table:table-cell table:style-name="ce4" office:value-type="float" office:value="20997901" calcext:value-type="float">
            <text:p>20,997,901</text:p>
          </table:table-cell>
          <table:table-cell table:style-name="ce4" table:formula="of:=SUM([.B10:.K10])/10" office:value-type="float" office:value="20872759.5" calcext:value-type="float">
            <text:p>20,872,7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abled debug</text:p>
          </table:table-cell>
          <table:table-cell table:style-name="ce9" office:value-type="float" office:value="1312273" calcext:value-type="float">
            <text:p>1,312,273</text:p>
          </table:table-cell>
          <table:table-cell table:style-name="ce4" office:value-type="float" office:value="1349968" calcext:value-type="float">
            <text:p>1,349,968</text:p>
          </table:table-cell>
          <table:table-cell table:style-name="ce4" office:value-type="float" office:value="1352856" calcext:value-type="float">
            <text:p>1,352,856</text:p>
          </table:table-cell>
          <table:table-cell table:style-name="ce4" office:value-type="float" office:value="1338585" calcext:value-type="float">
            <text:p>1,338,585</text:p>
          </table:table-cell>
          <table:table-cell table:style-name="ce4" office:value-type="float" office:value="1304687" calcext:value-type="float">
            <text:p>1,304,687</text:p>
          </table:table-cell>
          <table:table-cell table:style-name="ce4" office:value-type="float" office:value="1318856" calcext:value-type="float">
            <text:p>1,318,856</text:p>
          </table:table-cell>
          <table:table-cell table:style-name="ce4" office:value-type="float" office:value="1354631" calcext:value-type="float">
            <text:p>1,354,631</text:p>
          </table:table-cell>
          <table:table-cell table:style-name="ce4" office:value-type="float" office:value="1348276" calcext:value-type="float">
            <text:p>1,348,276</text:p>
          </table:table-cell>
          <table:table-cell table:style-name="ce4" office:value-type="float" office:value="1318240" calcext:value-type="float">
            <text:p>1,318,240</text:p>
          </table:table-cell>
          <table:table-cell table:style-name="ce4" office:value-type="float" office:value="1332437" calcext:value-type="float">
            <text:p>1,332,437</text:p>
          </table:table-cell>
          <table:table-cell table:style-name="ce4" table:formula="of:=SUM([.B11:.K11])/10" office:value-type="float" office:value="1333080.9" calcext:value-type="float">
            <text:p>1,333,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abled trace</text:p>
          </table:table-cell>
          <table:table-cell table:style-name="ce4" office:value-type="float" office:value="1295622" calcext:value-type="float">
            <text:p>1,295,622</text:p>
          </table:table-cell>
          <table:table-cell table:style-name="ce4" office:value-type="float" office:value="1357618" calcext:value-type="float">
            <text:p>1,357,618</text:p>
          </table:table-cell>
          <table:table-cell table:style-name="ce4" office:value-type="float" office:value="1371053" calcext:value-type="float">
            <text:p>1,371,053</text:p>
          </table:table-cell>
          <table:table-cell table:style-name="ce9" office:value-type="float" office:value="1340288" calcext:value-type="float">
            <text:p>1,340,288</text:p>
          </table:table-cell>
          <table:table-cell table:style-name="ce4" office:value-type="float" office:value="1323888" calcext:value-type="float">
            <text:p>1,323,888</text:p>
          </table:table-cell>
          <table:table-cell table:style-name="ce4" office:value-type="float" office:value="1303509" calcext:value-type="float">
            <text:p>1,303,509</text:p>
          </table:table-cell>
          <table:table-cell table:style-name="ce4" office:value-type="float" office:value="1370781" calcext:value-type="float">
            <text:p>1,370,781</text:p>
          </table:table-cell>
          <table:table-cell table:style-name="ce4" office:value-type="float" office:value="1337599" calcext:value-type="float">
            <text:p>1,337,599</text:p>
          </table:table-cell>
          <table:table-cell table:style-name="ce4" office:value-type="float" office:value="1324293" calcext:value-type="float">
            <text:p>1,324,293</text:p>
          </table:table-cell>
          <table:table-cell table:style-name="ce4" office:value-type="float" office:value="1322005" calcext:value-type="float">
            <text:p>1,322,005</text:p>
          </table:table-cell>
          <table:table-cell table:style-name="ce4" table:formula="of:=SUM([.B12:.K12])/10" office:value-type="float" office:value="1334665.6" calcext:value-type="float">
            <text:p>1,334,6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 messages:</text:p>
          </table:table-cell>
          <table:table-cell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 writing out to file to only determine how fast log4cxx is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ead_local thread name" table:style-name="ta1">
        <table:table-column table:style-name="co5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Improvement</text:p>
            <text:p>(total)</text:p>
          </table:table-cell>
        </table:table-row>
        <table:table-row table:style-name="ro1">
          <table:table-cell office:value-type="string" calcext:value-type="string">
            <text:p>NoFormat</text:p>
          </table:table-cell>
          <table:table-cell office:value-type="float" office:value="1137154" calcext:value-type="float">
            <text:p>1137154</text:p>
          </table:table-cell>
          <table:table-cell office:value-type="float" office:value="1046895" calcext:value-type="float">
            <text:p>1046895</text:p>
          </table:table-cell>
          <table:table-cell office:value-type="float" office:value="1068477" calcext:value-type="float">
            <text:p>1068477</text:p>
          </table:table-cell>
          <table:table-cell office:value-type="float" office:value="1062265" calcext:value-type="float">
            <text:p>1062265</text:p>
          </table:table-cell>
          <table:table-cell office:value-type="float" office:value="1050458" calcext:value-type="float">
            <text:p>1050458</text:p>
          </table:table-cell>
          <table:table-cell office:value-type="float" office:value="1052239" calcext:value-type="float">
            <text:p>1052239</text:p>
          </table:table-cell>
          <table:table-cell office:value-type="float" office:value="1036243" calcext:value-type="float">
            <text:p>1036243</text:p>
          </table:table-cell>
          <table:table-cell office:value-type="float" office:value="1120940" calcext:value-type="float">
            <text:p>1120940</text:p>
          </table:table-cell>
          <table:table-cell office:value-type="float" office:value="1084759" calcext:value-type="float">
            <text:p>1084759</text:p>
          </table:table-cell>
          <table:table-cell office:value-type="float" office:value="1073606" calcext:value-type="float">
            <text:p>1073606</text:p>
          </table:table-cell>
          <table:table-cell table:style-name="ce5" table:formula="of:=SUM([.B2:.K2])/10" office:value-type="float" office:value="1073303.6" calcext:value-type="float">
            <text:p>1,073,304</text:p>
          </table:table-cell>
          <table:table-cell table:style-name="ce6" table:formula="of:=([.L2]-[$'Baseline(pre0.12.0)'.L3])/[$'Baseline(pre0.12.0)'.L3]" office:value-type="percentage" office:value="0.259558110521306" calcext:value-type="percentage">
            <text:p>25.96%</text:p>
          </table:table-cell>
          <table:table-cell table:style-name="ce6" table:formula="of:=([.L2]-[$'Baseline(pre0.12.0)'.L3])/[$'Baseline(pre0.12.0)'.L3]" office:value-type="percentage" office:value="0.259558110521306" calcext:value-type="percentage">
            <text:p>25.96%</text:p>
          </table:table-cell>
        </table:table-row>
        <table:table-row table:style-name="ro1">
          <table:table-cell office:value-type="string" calcext:value-type="string">
            <text:p>Log with FMT</text:p>
          </table:table-cell>
          <table:table-cell office:value-type="float" office:value="2058331" calcext:value-type="float">
            <text:p>2058331</text:p>
          </table:table-cell>
          <table:table-cell office:value-type="float" office:value="1970418" calcext:value-type="float">
            <text:p>1970418</text:p>
          </table:table-cell>
          <table:table-cell office:value-type="float" office:value="1857564" calcext:value-type="float">
            <text:p>1857564</text:p>
          </table:table-cell>
          <table:table-cell office:value-type="float" office:value="1843068" calcext:value-type="float">
            <text:p>1843068</text:p>
          </table:table-cell>
          <table:table-cell office:value-type="float" office:value="2004453" calcext:value-type="float">
            <text:p>2004453</text:p>
          </table:table-cell>
          <table:table-cell office:value-type="float" office:value="1855322" calcext:value-type="float">
            <text:p>1855322</text:p>
          </table:table-cell>
          <table:table-cell office:value-type="float" office:value="1853634" calcext:value-type="float">
            <text:p>1853634</text:p>
          </table:table-cell>
          <table:table-cell office:value-type="float" office:value="1857776" calcext:value-type="float">
            <text:p>1857776</text:p>
          </table:table-cell>
          <table:table-cell office:value-type="float" office:value="2064766" calcext:value-type="float">
            <text:p>2064766</text:p>
          </table:table-cell>
          <table:table-cell office:value-type="float" office:value="2053243" calcext:value-type="float">
            <text:p>2053243</text:p>
          </table:table-cell>
          <table:table-cell table:style-name="ce5" table:formula="of:=SUM([.B3:.K3])/10" office:value-type="float" office:value="1941857.5" calcext:value-type="float">
            <text:p>1,941,858</text:p>
          </table:table-cell>
          <table:table-cell table:style-name="ce6" table:formula="of:=([.L3]-[$'Baseline(pre0.12.0)'.L6])/[$'Baseline(pre0.12.0)'.L6]" office:value-type="percentage" office:value="0.397720655609323" calcext:value-type="percentage">
            <text:p>39.77%</text:p>
          </table:table-cell>
          <table:table-cell table:style-name="ce6" table:formula="of:=([.L3]-[$'Baseline(pre0.12.0)'.L6])/[$'Baseline(pre0.12.0)'.L6]" office:value-type="percentage" office:value="0.397720655609323" calcext:value-type="percentage">
            <text:p>39.77%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6"/>
        </table:table-row>
      </table:table>
      <table:table table:name="transcoder-improvements" table:style-name="ta1">
        <table:table-column table:style-name="co3" table:number-columns-repeated="14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Improvement</text:p>
            <text:p>(total)</text:p>
          </table:table-cell>
        </table:table-row>
        <table:table-row table:style-name="ro1">
          <table:table-cell office:value-type="string" calcext:value-type="string">
            <text:p>NoFormat</text:p>
          </table:table-cell>
          <table:table-cell office:value-type="float" office:value="1081132" calcext:value-type="float">
            <text:p>1081132</text:p>
          </table:table-cell>
          <table:table-cell office:value-type="float" office:value="1059611" calcext:value-type="float">
            <text:p>1059611</text:p>
          </table:table-cell>
          <table:table-cell office:value-type="float" office:value="930465" calcext:value-type="float">
            <text:p>930465</text:p>
          </table:table-cell>
          <table:table-cell office:value-type="float" office:value="1049980" calcext:value-type="float">
            <text:p>1049980</text:p>
          </table:table-cell>
          <table:table-cell office:value-type="float" office:value="1056880" calcext:value-type="float">
            <text:p>1056880</text:p>
          </table:table-cell>
          <table:table-cell office:value-type="float" office:value="1059228" calcext:value-type="float">
            <text:p>1059228</text:p>
          </table:table-cell>
          <table:table-cell office:value-type="float" office:value="1111351" calcext:value-type="float">
            <text:p>1111351</text:p>
          </table:table-cell>
          <table:table-cell office:value-type="float" office:value="1086389" calcext:value-type="float">
            <text:p>1086389</text:p>
          </table:table-cell>
          <table:table-cell office:value-type="float" office:value="1038322" calcext:value-type="float">
            <text:p>1038322</text:p>
          </table:table-cell>
          <table:table-cell office:value-type="float" office:value="1080658" calcext:value-type="float">
            <text:p>1080658</text:p>
          </table:table-cell>
          <table:table-cell table:style-name="ce5" table:formula="of:=SUM([.B2:.K2])/10" office:value-type="float" office:value="1055401.6" calcext:value-type="float">
            <text:p>1,055,402</text:p>
          </table:table-cell>
          <table:table-cell table:style-name="ce6" table:formula="of:=([.L2]-[$'thread_local thread name'.L2])/[$'thread_local thread name'.L2]" office:value-type="percentage" office:value="-0.016679344036487" calcext:value-type="percentage">
            <text:p>-1.67%</text:p>
          </table:table-cell>
          <table:table-cell table:style-name="ce6" table:formula="of:=([.L2]-[$'Baseline(pre0.12.0)'.L3])/[$'Baseline(pre0.12.0)'.L3]" office:value-type="percentage" office:value="0.238549507461974" calcext:value-type="percentage">
            <text:p>23.85%</text:p>
          </table:table-cell>
        </table:table-row>
        <table:table-row table:style-name="ro1">
          <table:table-cell office:value-type="string" calcext:value-type="string">
            <text:p>Log with FMT</text:p>
          </table:table-cell>
          <table:table-cell office:value-type="float" office:value="2240465" calcext:value-type="float">
            <text:p>2240465</text:p>
          </table:table-cell>
          <table:table-cell office:value-type="float" office:value="2212010" calcext:value-type="float">
            <text:p>2212010</text:p>
          </table:table-cell>
          <table:table-cell office:value-type="float" office:value="2041472" calcext:value-type="float">
            <text:p>2041472</text:p>
          </table:table-cell>
          <table:table-cell office:value-type="float" office:value="2236952" calcext:value-type="float">
            <text:p>2236952</text:p>
          </table:table-cell>
          <table:table-cell office:value-type="float" office:value="2199981" calcext:value-type="float">
            <text:p>2199981</text:p>
          </table:table-cell>
          <table:table-cell office:value-type="float" office:value="2136073" calcext:value-type="float">
            <text:p>2136073</text:p>
          </table:table-cell>
          <table:table-cell office:value-type="float" office:value="2219823" calcext:value-type="float">
            <text:p>2219823</text:p>
          </table:table-cell>
          <table:table-cell office:value-type="float" office:value="2166798" calcext:value-type="float">
            <text:p>2166798</text:p>
          </table:table-cell>
          <table:table-cell office:value-type="float" office:value="2209312" calcext:value-type="float">
            <text:p>2209312</text:p>
          </table:table-cell>
          <table:table-cell office:value-type="float" office:value="2218515" calcext:value-type="float">
            <text:p>2218515</text:p>
          </table:table-cell>
          <table:table-cell table:style-name="ce5" table:formula="of:=SUM([.B3:.K3])/10" office:value-type="float" office:value="2188140.1" calcext:value-type="float">
            <text:p>2,188,140</text:p>
          </table:table-cell>
          <table:table-cell table:style-name="ce6" table:formula="of:=([.L3]-[$'thread_local thread name'.L3])/[$'thread_local thread name'.L3]" office:value-type="percentage" office:value="0.12682835892953" calcext:value-type="percentage">
            <text:p>12.68%</text:p>
          </table:table-cell>
          <table:table-cell table:style-name="ce6" table:formula="of:=([.L3]-[$'Baseline(pre0.12.0)'.L6])/[$'Baseline(pre0.12.0)'.L6]" office:value-type="percentage" office:value="0.574991272602161" calcext:value-type="percentage">
            <text:p>57.50%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his test includes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 thread_local thread name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his test does not include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 Logging event on stack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>
            <table:cell-range-source table:name="CSV_all" xlink:type="simple" xlink:href="../../../../tmp/out.txt" table:filter-name="Text - txt - csv (StarCalc)" table:filter-options="9/59/44,34,76,1,,0,false,false,true,false,false" table:last-column-spanned="1" table:last-row-spanned="1"/>
          </table:table-cell>
          <table:table-cell table:number-columns-repeated="11"/>
        </table:table-row>
        <table:table-row table:style-name="ro1">
          <table:table-cell table:number-columns-repeated="14"/>
        </table:table-row>
      </table:table>
      <table:table table:name="LoggingEventOnStack" table:style-name="ta1">
        <table:table-column table:style-name="co3" table:number-columns-repeated="12" table:default-cell-style-name="Default"/>
        <table:table-column table:style-name="co2" table:default-cell-style-name="Default"/>
        <table:table-column table:style-name="co8" table:default-cell-style-name="Default"/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Improvement</text:p>
            <text:p>(over thread_local thread name)</text:p>
          </table:table-cell>
          <table:table-cell office:value-type="string" calcext:value-type="string">
            <text:p>Improvement</text:p>
            <text:p>(total)</text:p>
          </table:table-cell>
        </table:table-row>
        <table:table-row table:style-name="ro1">
          <table:table-cell office:value-type="string" calcext:value-type="string">
            <text:p>NoFormat</text:p>
          </table:table-cell>
          <table:table-cell office:value-type="float" office:value="1185013" calcext:value-type="float">
            <text:p>1185013</text:p>
          </table:table-cell>
          <table:table-cell office:value-type="float" office:value="1162221" calcext:value-type="float">
            <text:p>1162221</text:p>
          </table:table-cell>
          <table:table-cell office:value-type="float" office:value="1086498" calcext:value-type="float">
            <text:p>1086498</text:p>
          </table:table-cell>
          <table:table-cell office:value-type="float" office:value="1161975" calcext:value-type="float">
            <text:p>1161975</text:p>
          </table:table-cell>
          <table:table-cell office:value-type="float" office:value="961353" calcext:value-type="float">
            <text:p>961353</text:p>
          </table:table-cell>
          <table:table-cell office:value-type="float" office:value="1181474" calcext:value-type="float">
            <text:p>1181474</text:p>
          </table:table-cell>
          <table:table-cell office:value-type="float" office:value="1079178" calcext:value-type="float">
            <text:p>1079178</text:p>
          </table:table-cell>
          <table:table-cell office:value-type="float" office:value="1093431" calcext:value-type="float">
            <text:p>1093431</text:p>
          </table:table-cell>
          <table:table-cell office:value-type="float" office:value="1115380" calcext:value-type="float">
            <text:p>1115380</text:p>
          </table:table-cell>
          <table:table-cell office:value-type="float" office:value="1102129" calcext:value-type="float">
            <text:p>1102129</text:p>
          </table:table-cell>
          <table:table-cell table:style-name="ce5" table:formula="of:=SUM([.B2:.K2])/10" office:value-type="float" office:value="1112865.2" calcext:value-type="float">
            <text:p>1,112,865</text:p>
          </table:table-cell>
          <table:table-cell table:style-name="ce6" table:formula="of:=([.L2]-[$'thread_local thread name'.L2])/[$'thread_local thread name'.L2]" office:value-type="percentage" office:value="0.0368596546214881" calcext:value-type="percentage">
            <text:p>3.69%</text:p>
          </table:table-cell>
          <table:table-cell table:style-name="ce6" table:formula="of:=([.L2]-[$'Baseline(pre0.12.0)'.L3])/[$'Baseline(pre0.12.0)'.L3]" office:value-type="percentage" office:value="0.305984987450816" calcext:value-type="percentage">
            <text:p>30.60%</text:p>
          </table:table-cell>
        </table:table-row>
        <table:table-row table:style-name="ro1">
          <table:table-cell office:value-type="string" calcext:value-type="string">
            <text:p>Log with FMT</text:p>
          </table:table-cell>
          <table:table-cell office:value-type="float" office:value="2221135" calcext:value-type="float">
            <text:p>2221135</text:p>
          </table:table-cell>
          <table:table-cell office:value-type="float" office:value="2404764" calcext:value-type="float">
            <text:p>2404764</text:p>
          </table:table-cell>
          <table:table-cell office:value-type="float" office:value="2386959" calcext:value-type="float">
            <text:p>2386959</text:p>
          </table:table-cell>
          <table:table-cell office:value-type="float" office:value="2410602" calcext:value-type="float">
            <text:p>2410602</text:p>
          </table:table-cell>
          <table:table-cell office:value-type="float" office:value="2338434" calcext:value-type="float">
            <text:p>2338434</text:p>
          </table:table-cell>
          <table:table-cell office:value-type="float" office:value="2310010" calcext:value-type="float">
            <text:p>2310010</text:p>
          </table:table-cell>
          <table:table-cell office:value-type="float" office:value="2298869" calcext:value-type="float">
            <text:p>2298869</text:p>
          </table:table-cell>
          <table:table-cell office:value-type="float" office:value="2402048" calcext:value-type="float">
            <text:p>2402048</text:p>
          </table:table-cell>
          <table:table-cell office:value-type="float" office:value="2408285" calcext:value-type="float">
            <text:p>2408285</text:p>
          </table:table-cell>
          <table:table-cell office:value-type="float" office:value="2284084" calcext:value-type="float">
            <text:p>2284084</text:p>
          </table:table-cell>
          <table:table-cell table:style-name="ce5" table:formula="of:=SUM([.B3:.K3])/10" office:value-type="float" office:value="2346519" calcext:value-type="float">
            <text:p>2,346,519</text:p>
          </table:table-cell>
          <table:table-cell table:style-name="ce6" table:formula="of:=([.L3]-[$'thread_local thread name'.L3])/[$'thread_local thread name'.L3]" office:value-type="percentage" office:value="0.208388875084809" calcext:value-type="percentage">
            <text:p>20.84%</text:p>
          </table:table-cell>
          <table:table-cell table:style-name="ce6" table:formula="of:=([.L3]-[$'Baseline(pre0.12.0)'.L6])/[$'Baseline(pre0.12.0)'.L6]" office:value-type="percentage" office:value="0.688990090714553" calcext:value-type="percentage">
            <text:p>68.90%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his test includes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 thread_local thread name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his test does not include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 Transcoder improvements</text:p>
          </table:table-cell>
          <table:table-cell table:number-columns-repeated="13"/>
        </table:table-row>
      </table:table>
      <table:table table:name="Baseline(0.12.0)" table:style-name="ta1">
        <table:shapes>
          <draw:frame draw:z-index="0" draw:style-name="gr1" draw:text-style-name="P1" svg:width="1008.74pt" svg:height="436.03pt" svg:x="7.03pt" svg:y="248.97pt">
            <draw:object draw:notify-on-update-of-ranges="'Baseline(0.12.0)'.A2:'Baseline(0.12.0)'.A2 'Baseline(0.12.0)'.B2:'Baseline(0.12.0)'.K2 'Baseline(0.12.0)'.A3:'Baseline(0.12.0)'.A3 'Baseline(0.12.0)'.B3:'Baseline(0.12.0)'.K3 'Baseline(0.12.0)'.A4:'Baseline(0.12.0)'.A4 'Baseline(0.12.0)'.B4:'Baseline(0.12.0)'.K4 'Baseline(0.12.0)'.A5:'Baseline(0.12.0)'.A5 'Baseline(0.12.0)'.B5:'Baseline(0.12.0)'.K5 'Baseline(0.12.0)'.A6:'Baseline(0.12.0)'.A6 'Baseline(0.12.0)'.B6:'Baseline(0.12.0)'.K6 'Baseline(0.12.0)'.A7:'Baseline(0.12.0)'.A7 'Baseline(0.12.0)'.B7:'Baseline(0.12.0)'.K7 'Baseline(0.12.0)'.A10:'Baseline(0.12.0)'.A10 'Baseline(0.12.0)'.B10:'Baseline(0.12.0)'.K10 'Baseline(0.12.0)'.A11:'Baseline(0.12.0)'.A11 'Baseline(0.12.0)'.B11:'Baseline(0.12.0)'.K11 'Baseline(0.12.0)'.A12:'Baseline(0.12.0)'.A12 'Baseline(0.12.0)'.B12:'Baseline(0.12.0)'.K12 'Baseline(0.12.0)'.A13:'Baseline(0.12.0)'.A13 'Baseline(0.12.0)'.B13:'Baseline(0.12.0)'.K13 'Baseline(0.12.0)'.A14:'Baseline(0.12.0)'.A14 'Baseline(0.12.0)'.B14:'Baseline(0.12.0)'.K14 'Baseline(0.12.0)'.A15:'Baseline(0.12.0)'.A15 'Baseline(0.12.0)'.B15:'Baseline(0.12.0)'.K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ce2"/>
        <table:table-column table:style-name="co3" table:number-columns-repeated="10" table:default-cell-style-name="ce1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vg messages/second</text:p>
          </table:table-cell>
        </table:table-row>
        <table:table-row table:style-name="ro1">
          <table:table-cell table:style-name="ce1" office:value-type="string" calcext:value-type="string">
            <text:p>NoFormat</text:p>
          </table:table-cell>
          <table:table-cell office:value-type="float" office:value="1137771" calcext:value-type="float">
            <text:p>1,137,771</text:p>
          </table:table-cell>
          <table:table-cell office:value-type="float" office:value="1136718" calcext:value-type="float">
            <text:p>1,136,718</text:p>
          </table:table-cell>
          <table:table-cell office:value-type="float" office:value="1119404" calcext:value-type="float">
            <text:p>1,119,404</text:p>
          </table:table-cell>
          <table:table-cell office:value-type="float" office:value="1116916" calcext:value-type="float">
            <text:p>1,116,916</text:p>
          </table:table-cell>
          <table:table-cell office:value-type="float" office:value="1097172" calcext:value-type="float">
            <text:p>1,097,172</text:p>
          </table:table-cell>
          <table:table-cell office:value-type="float" office:value="1111089" calcext:value-type="float">
            <text:p>1,111,089</text:p>
          </table:table-cell>
          <table:table-cell office:value-type="float" office:value="1048772" calcext:value-type="float">
            <text:p>1,048,772</text:p>
          </table:table-cell>
          <table:table-cell office:value-type="float" office:value="1080689" calcext:value-type="float">
            <text:p>1,080,689</text:p>
          </table:table-cell>
          <table:table-cell office:value-type="float" office:value="1009612" calcext:value-type="float">
            <text:p>1,009,612</text:p>
          </table:table-cell>
          <table:table-cell office:value-type="float" office:value="1082624" calcext:value-type="float">
            <text:p>1,082,624</text:p>
          </table:table-cell>
          <table:table-cell table:formula="of:=SUM([.B2:.K2])/10" office:value-type="float" office:value="1094076.7" calcext:value-type="float">
            <text:p>1,094,077</text:p>
          </table:table-cell>
        </table:table-row>
        <table:table-row table:style-name="ro1">
          <table:table-cell office:value-type="string" calcext:value-type="string">
            <text:p>DateOnly</text:p>
          </table:table-cell>
          <table:table-cell office:value-type="float" office:value="1149072" calcext:value-type="float">
            <text:p>1,149,072</text:p>
          </table:table-cell>
          <table:table-cell office:value-type="float" office:value="1139545" calcext:value-type="float">
            <text:p>1,139,545</text:p>
          </table:table-cell>
          <table:table-cell office:value-type="float" office:value="1153510" calcext:value-type="float">
            <text:p>1,153,510</text:p>
          </table:table-cell>
          <table:table-cell office:value-type="float" office:value="1126553" calcext:value-type="float">
            <text:p>1,126,553</text:p>
          </table:table-cell>
          <table:table-cell office:value-type="float" office:value="1116033" calcext:value-type="float">
            <text:p>1,116,033</text:p>
          </table:table-cell>
          <table:table-cell office:value-type="float" office:value="1129542" calcext:value-type="float">
            <text:p>1,129,542</text:p>
          </table:table-cell>
          <table:table-cell office:value-type="float" office:value="1126392" calcext:value-type="float">
            <text:p>1,126,392</text:p>
          </table:table-cell>
          <table:table-cell office:value-type="float" office:value="1135439" calcext:value-type="float">
            <text:p>1,135,439</text:p>
          </table:table-cell>
          <table:table-cell office:value-type="float" office:value="1137935" calcext:value-type="float">
            <text:p>1,137,935</text:p>
          </table:table-cell>
          <table:table-cell office:value-type="float" office:value="1129619" calcext:value-type="float">
            <text:p>1,129,619</text:p>
          </table:table-cell>
          <table:table-cell table:formula="of:=SUM([.B3:.K3])/10" office:value-type="float" office:value="1134364" calcext:value-type="float">
            <text:p>1,134,364</text:p>
          </table:table-cell>
        </table:table-row>
        <table:table-row table:style-name="ro1">
          <table:table-cell office:value-type="string" calcext:value-type="string">
            <text:p>DateClassLevel</text:p>
          </table:table-cell>
          <table:table-cell office:value-type="float" office:value="1152920" calcext:value-type="float">
            <text:p>1,152,920</text:p>
          </table:table-cell>
          <table:table-cell office:value-type="float" office:value="1156716" calcext:value-type="float">
            <text:p>1,156,716</text:p>
          </table:table-cell>
          <table:table-cell office:value-type="float" office:value="1153577" calcext:value-type="float">
            <text:p>1,153,577</text:p>
          </table:table-cell>
          <table:table-cell office:value-type="float" office:value="1118169" calcext:value-type="float">
            <text:p>1,118,169</text:p>
          </table:table-cell>
          <table:table-cell office:value-type="float" office:value="1117114" calcext:value-type="float">
            <text:p>1,117,114</text:p>
          </table:table-cell>
          <table:table-cell office:value-type="float" office:value="1126098" calcext:value-type="float">
            <text:p>1,126,098</text:p>
          </table:table-cell>
          <table:table-cell office:value-type="float" office:value="1122113" calcext:value-type="float">
            <text:p>1,122,113</text:p>
          </table:table-cell>
          <table:table-cell office:value-type="float" office:value="1141629" calcext:value-type="float">
            <text:p>1,141,629</text:p>
          </table:table-cell>
          <table:table-cell office:value-type="float" office:value="1134981" calcext:value-type="float">
            <text:p>1,134,981</text:p>
          </table:table-cell>
          <table:table-cell office:value-type="float" office:value="1123389" calcext:value-type="float">
            <text:p>1,123,389</text:p>
          </table:table-cell>
          <table:table-cell table:formula="of:=SUM([.B4:.K4])/10" office:value-type="float" office:value="1134670.6" calcext:value-type="float">
            <text:p>1,134,671</text:p>
          </table:table-cell>
        </table:table-row>
        <table:table-row table:style-name="ro1">
          <table:table-cell table:style-name="ce1" office:value-type="string" calcext:value-type="string">
            <text:p>Logging with FMT</text:p>
          </table:table-cell>
          <table:table-cell office:value-type="float" office:value="2118505" calcext:value-type="float">
            <text:p>2,118,505</text:p>
          </table:table-cell>
          <table:table-cell office:value-type="float" office:value="2101790" calcext:value-type="float">
            <text:p>2,101,790</text:p>
          </table:table-cell>
          <table:table-cell office:value-type="float" office:value="2124229" calcext:value-type="float">
            <text:p>2,124,229</text:p>
          </table:table-cell>
          <table:table-cell office:value-type="float" office:value="2050696" calcext:value-type="float">
            <text:p>2,050,696</text:p>
          </table:table-cell>
          <table:table-cell office:value-type="float" office:value="2092947" calcext:value-type="float">
            <text:p>2,092,947</text:p>
          </table:table-cell>
          <table:table-cell office:value-type="float" office:value="2046688" calcext:value-type="float">
            <text:p>2,046,688</text:p>
          </table:table-cell>
          <table:table-cell office:value-type="float" office:value="2064587" calcext:value-type="float">
            <text:p>2,064,587</text:p>
          </table:table-cell>
          <table:table-cell office:value-type="float" office:value="2087857" calcext:value-type="float">
            <text:p>2,087,857</text:p>
          </table:table-cell>
          <table:table-cell office:value-type="float" office:value="2097128" calcext:value-type="float">
            <text:p>2,097,128</text:p>
          </table:table-cell>
          <table:table-cell office:value-type="float" office:value="2044879" calcext:value-type="float">
            <text:p>2,044,879</text:p>
          </table:table-cell>
          <table:table-cell table:formula="of:=SUM([.B5:.K5])/10" office:value-type="float" office:value="2082930.6" calcext:value-type="float">
            <text:p>2,082,931</text:p>
          </table:table-cell>
        </table:table-row>
        <table:table-row table:style-name="ro1">
          <table:table-cell office:value-type="string" calcext:value-type="string">
            <text:p>static string</text:p>
          </table:table-cell>
          <table:table-cell office:value-type="float" office:value="2337250" calcext:value-type="float">
            <text:p>2,337,250</text:p>
          </table:table-cell>
          <table:table-cell office:value-type="float" office:value="2356821" calcext:value-type="float">
            <text:p>2,356,821</text:p>
          </table:table-cell>
          <table:table-cell office:value-type="float" office:value="2320022" calcext:value-type="float">
            <text:p>2,320,022</text:p>
          </table:table-cell>
          <table:table-cell office:value-type="float" office:value="2294002" calcext:value-type="float">
            <text:p>2,294,002</text:p>
          </table:table-cell>
          <table:table-cell office:value-type="float" office:value="2333139" calcext:value-type="float">
            <text:p>2,333,139</text:p>
          </table:table-cell>
          <table:table-cell office:value-type="float" office:value="2343576" calcext:value-type="float">
            <text:p>2,343,576</text:p>
          </table:table-cell>
          <table:table-cell office:value-type="float" office:value="2324618" calcext:value-type="float">
            <text:p>2,324,618</text:p>
          </table:table-cell>
          <table:table-cell office:value-type="float" office:value="2338785" calcext:value-type="float">
            <text:p>2,338,785</text:p>
          </table:table-cell>
          <table:table-cell office:value-type="float" office:value="2312218" calcext:value-type="float">
            <text:p>2,312,218</text:p>
          </table:table-cell>
          <table:table-cell office:value-type="float" office:value="2277467" calcext:value-type="float">
            <text:p>2,277,467</text:p>
          </table:table-cell>
          <table:table-cell table:formula="of:=SUM([.B6:.K6])/10" office:value-type="float" office:value="2323789.8" calcext:value-type="float">
            <text:p>2,323,790</text:p>
          </table:table-cell>
        </table:table-row>
        <table:table-row table:style-name="ro1">
          <table:table-cell office:value-type="string" calcext:value-type="string">
            <text:p>static string with FMT</text:p>
          </table:table-cell>
          <table:table-cell office:value-type="float" office:value="2035968" calcext:value-type="float">
            <text:p>2,035,968</text:p>
          </table:table-cell>
          <table:table-cell office:value-type="float" office:value="2087218" calcext:value-type="float">
            <text:p>2,087,218</text:p>
          </table:table-cell>
          <table:table-cell office:value-type="float" office:value="2092045" calcext:value-type="float">
            <text:p>2,092,045</text:p>
          </table:table-cell>
          <table:table-cell office:value-type="float" office:value="2057725" calcext:value-type="float">
            <text:p>2,057,725</text:p>
          </table:table-cell>
          <table:table-cell office:value-type="float" office:value="2081030" calcext:value-type="float">
            <text:p>2,081,030</text:p>
          </table:table-cell>
          <table:table-cell office:value-type="float" office:value="2059808" calcext:value-type="float">
            <text:p>2,059,808</text:p>
          </table:table-cell>
          <table:table-cell office:value-type="float" office:value="2071585" calcext:value-type="float">
            <text:p>2,071,585</text:p>
          </table:table-cell>
          <table:table-cell office:value-type="float" office:value="2080766" calcext:value-type="float">
            <text:p>2,080,766</text:p>
          </table:table-cell>
          <table:table-cell office:value-type="float" office:value="2071606" calcext:value-type="float">
            <text:p>2,071,606</text:p>
          </table:table-cell>
          <table:table-cell office:value-type="float" office:value="2056605" calcext:value-type="float">
            <text:p>2,056,605</text:p>
          </table:table-cell>
          <table:table-cell table:formula="of:=SUM([.B7:.K7])/10" office:value-type="float" office:value="2069435.6" calcext:value-type="float">
            <text:p>2,069,436</text:p>
          </table:table-cell>
        </table:table-row>
        <table:table-row table:style-name="ro1">
          <table:table-cell office:value-type="string" calcext:value-type="string">
            <text:p>disabled debug</text:p>
          </table:table-cell>
          <table:table-cell office:value-type="float" office:value="21419300" calcext:value-type="float">
            <text:p>21,419,300</text:p>
          </table:table-cell>
          <table:table-cell office:value-type="float" office:value="21515599" calcext:value-type="float">
            <text:p>21,515,599</text:p>
          </table:table-cell>
          <table:table-cell office:value-type="float" office:value="21224498" calcext:value-type="float">
            <text:p>21,224,498</text:p>
          </table:table-cell>
          <table:table-cell office:value-type="float" office:value="21911938" calcext:value-type="float">
            <text:p>21,911,938</text:p>
          </table:table-cell>
          <table:table-cell office:value-type="float" office:value="21230289" calcext:value-type="float">
            <text:p>21,230,289</text:p>
          </table:table-cell>
          <table:table-cell office:value-type="float" office:value="20970448" calcext:value-type="float">
            <text:p>20,970,448</text:p>
          </table:table-cell>
          <table:table-cell office:value-type="float" office:value="21215001" calcext:value-type="float">
            <text:p>21,215,001</text:p>
          </table:table-cell>
          <table:table-cell office:value-type="float" office:value="21239628" calcext:value-type="float">
            <text:p>21,239,628</text:p>
          </table:table-cell>
          <table:table-cell office:value-type="float" office:value="21145106" calcext:value-type="float">
            <text:p>21,145,106</text:p>
          </table:table-cell>
          <table:table-cell office:value-type="float" office:value="20172850" calcext:value-type="float">
            <text:p>20,172,850</text:p>
          </table:table-cell>
          <table:table-cell table:formula="of:=SUM([.B8:.K8])/10" office:value-type="float" office:value="21204465.7" calcext:value-type="float">
            <text:p>21,204,466</text:p>
          </table:table-cell>
        </table:table-row>
        <table:table-row table:style-name="ro1">
          <table:table-cell office:value-type="string" calcext:value-type="string">
            <text:p>disabled trace</text:p>
          </table:table-cell>
          <table:table-cell office:value-type="float" office:value="22072038" calcext:value-type="float">
            <text:p>22,072,038</text:p>
          </table:table-cell>
          <table:table-cell office:value-type="float" office:value="22038529" calcext:value-type="float">
            <text:p>22,038,529</text:p>
          </table:table-cell>
          <table:table-cell office:value-type="float" office:value="22292954" calcext:value-type="float">
            <text:p>22,292,954</text:p>
          </table:table-cell>
          <table:table-cell office:value-type="float" office:value="22635734" calcext:value-type="float">
            <text:p>22,635,734</text:p>
          </table:table-cell>
          <table:table-cell office:value-type="float" office:value="21823158" calcext:value-type="float">
            <text:p>21,823,158</text:p>
          </table:table-cell>
          <table:table-cell office:value-type="float" office:value="21897640" calcext:value-type="float">
            <text:p>21,897,640</text:p>
          </table:table-cell>
          <table:table-cell office:value-type="float" office:value="21959070" calcext:value-type="float">
            <text:p>21,959,070</text:p>
          </table:table-cell>
          <table:table-cell office:value-type="float" office:value="21956228" calcext:value-type="float">
            <text:p>21,956,228</text:p>
          </table:table-cell>
          <table:table-cell office:value-type="float" office:value="21849509" calcext:value-type="float">
            <text:p>21,849,509</text:p>
          </table:table-cell>
          <table:table-cell office:value-type="float" office:value="21068840" calcext:value-type="float">
            <text:p>21,068,840</text:p>
          </table:table-cell>
          <table:table-cell table:formula="of:=SUM([.B9:.K9])/10" office:value-type="float" office:value="21959370" calcext:value-type="float">
            <text:p>21,959,370</text:p>
          </table:table-cell>
        </table:table-row>
        <table:table-row table:style-name="ro1">
          <table:table-cell office:value-type="string" calcext:value-type="string">
            <text:p>enabled debug</text:p>
          </table:table-cell>
          <table:table-cell office:value-type="float" office:value="2300534" calcext:value-type="float">
            <text:p>2,300,534</text:p>
          </table:table-cell>
          <table:table-cell office:value-type="float" office:value="2365360" calcext:value-type="float">
            <text:p>2,365,360</text:p>
          </table:table-cell>
          <table:table-cell office:value-type="float" office:value="2358137" calcext:value-type="float">
            <text:p>2,358,137</text:p>
          </table:table-cell>
          <table:table-cell office:value-type="float" office:value="2265285" calcext:value-type="float">
            <text:p>2,265,285</text:p>
          </table:table-cell>
          <table:table-cell office:value-type="float" office:value="2323156" calcext:value-type="float">
            <text:p>2,323,156</text:p>
          </table:table-cell>
          <table:table-cell office:value-type="float" office:value="2327790" calcext:value-type="float">
            <text:p>2,327,790</text:p>
          </table:table-cell>
          <table:table-cell office:value-type="float" office:value="2322241" calcext:value-type="float">
            <text:p>2,322,241</text:p>
          </table:table-cell>
          <table:table-cell office:value-type="float" office:value="2322844" calcext:value-type="float">
            <text:p>2,322,844</text:p>
          </table:table-cell>
          <table:table-cell office:value-type="float" office:value="2328280" calcext:value-type="float">
            <text:p>2,328,280</text:p>
          </table:table-cell>
          <table:table-cell office:value-type="float" office:value="2301812" calcext:value-type="float">
            <text:p>2,301,812</text:p>
          </table:table-cell>
          <table:table-cell table:formula="of:=SUM([.B10:.K10])/10" office:value-type="float" office:value="2321543.9" calcext:value-type="float">
            <text:p>2,321,544</text:p>
          </table:table-cell>
        </table:table-row>
        <table:table-row table:style-name="ro1">
          <table:table-cell office:value-type="string" calcext:value-type="string">
            <text:p>enabled trace</text:p>
          </table:table-cell>
          <table:table-cell office:value-type="float" office:value="2317521" calcext:value-type="float">
            <text:p>2,317,521</text:p>
          </table:table-cell>
          <table:table-cell office:value-type="float" office:value="2359413" calcext:value-type="float">
            <text:p>2,359,413</text:p>
          </table:table-cell>
          <table:table-cell office:value-type="float" office:value="2348199" calcext:value-type="float">
            <text:p>2,348,199</text:p>
          </table:table-cell>
          <table:table-cell office:value-type="float" office:value="2270403" calcext:value-type="float">
            <text:p>2,270,403</text:p>
          </table:table-cell>
          <table:table-cell office:value-type="float" office:value="2326425" calcext:value-type="float">
            <text:p>2,326,425</text:p>
          </table:table-cell>
          <table:table-cell office:value-type="float" office:value="2335254" calcext:value-type="float">
            <text:p>2,335,254</text:p>
          </table:table-cell>
          <table:table-cell office:value-type="float" office:value="2305131" calcext:value-type="float">
            <text:p>2,305,131</text:p>
          </table:table-cell>
          <table:table-cell office:value-type="float" office:value="2314369" calcext:value-type="float">
            <text:p>2,314,369</text:p>
          </table:table-cell>
          <table:table-cell office:value-type="float" office:value="2329428" calcext:value-type="float">
            <text:p>2,329,428</text:p>
          </table:table-cell>
          <table:table-cell office:value-type="float" office:value="2300556" calcext:value-type="float">
            <text:p>2,300,556</text:p>
          </table:table-cell>
          <table:table-cell table:formula="of:=SUM([.B11:.K11])/10" office:value-type="float" office:value="2320669.9" calcext:value-type="float">
            <text:p>2,320,670</text:p>
          </table:table-cell>
        </table:table-row>
        <table:table-row table:style-name="ro1">
          <table:table-cell office:value-type="string" calcext:value-type="string">
            <text:p>Multithread avg. 1</text:p>
          </table:table-cell>
          <table:table-cell office:value-type="float" office:value="367561" calcext:value-type="float">
            <text:p>367,561</text:p>
          </table:table-cell>
          <table:table-cell office:value-type="float" office:value="358782" calcext:value-type="float">
            <text:p>358,782</text:p>
          </table:table-cell>
          <table:table-cell office:value-type="float" office:value="350110" calcext:value-type="float">
            <text:p>350,110</text:p>
          </table:table-cell>
          <table:table-cell office:value-type="float" office:value="362878" calcext:value-type="float">
            <text:p>362,878</text:p>
          </table:table-cell>
          <table:table-cell office:value-type="float" office:value="348063" calcext:value-type="float">
            <text:p>348,063</text:p>
          </table:table-cell>
          <table:table-cell office:value-type="float" office:value="347115" calcext:value-type="float">
            <text:p>347,115</text:p>
          </table:table-cell>
          <table:table-cell office:value-type="float" office:value="340931" calcext:value-type="float">
            <text:p>340,931</text:p>
          </table:table-cell>
          <table:table-cell office:value-type="float" office:value="337439" calcext:value-type="float">
            <text:p>337,439</text:p>
          </table:table-cell>
          <table:table-cell office:value-type="float" office:value="365341" calcext:value-type="float">
            <text:p>365,341</text:p>
          </table:table-cell>
          <table:table-cell office:value-type="float" office:value="366376" calcext:value-type="float">
            <text:p>366,376</text:p>
          </table:table-cell>
          <table:table-cell table:formula="of:=SUM([.B12:.K12])/10" office:value-type="float" office:value="354459.6" calcext:value-type="float">
            <text:p>354,460</text:p>
          </table:table-cell>
        </table:table-row>
        <table:table-row table:style-name="ro1">
          <table:table-cell office:value-type="string" calcext:value-type="string">
            <text:p>Multithread avg. 2</text:p>
          </table:table-cell>
          <table:table-cell office:value-type="float" office:value="336615" calcext:value-type="float">
            <text:p>336,615</text:p>
          </table:table-cell>
          <table:table-cell office:value-type="float" office:value="354584" calcext:value-type="float">
            <text:p>354,584</text:p>
          </table:table-cell>
          <table:table-cell office:value-type="float" office:value="349020" calcext:value-type="float">
            <text:p>349,020</text:p>
          </table:table-cell>
          <table:table-cell office:value-type="float" office:value="344118" calcext:value-type="float">
            <text:p>344,118</text:p>
          </table:table-cell>
          <table:table-cell office:value-type="float" office:value="343318" calcext:value-type="float">
            <text:p>343,318</text:p>
          </table:table-cell>
          <table:table-cell office:value-type="float" office:value="339619" calcext:value-type="float">
            <text:p>339,619</text:p>
          </table:table-cell>
          <table:table-cell office:value-type="float" office:value="338909" calcext:value-type="float">
            <text:p>338,909</text:p>
          </table:table-cell>
          <table:table-cell office:value-type="float" office:value="323923" calcext:value-type="float">
            <text:p>323,923</text:p>
          </table:table-cell>
          <table:table-cell office:value-type="float" office:value="356395" calcext:value-type="float">
            <text:p>356,395</text:p>
          </table:table-cell>
          <table:table-cell office:value-type="float" office:value="339885" calcext:value-type="float">
            <text:p>339,885</text:p>
          </table:table-cell>
          <table:table-cell table:formula="of:=SUM([.B13:.K13])/10" office:value-type="float" office:value="342638.6" calcext:value-type="float">
            <text:p>342,639</text:p>
          </table:table-cell>
        </table:table-row>
        <table:table-row table:style-name="ro1">
          <table:table-cell office:value-type="string" calcext:value-type="string">
            <text:p>Multithread avg. 3</text:p>
          </table:table-cell>
          <table:table-cell office:value-type="float" office:value="333641" calcext:value-type="float">
            <text:p>333,641</text:p>
          </table:table-cell>
          <table:table-cell office:value-type="float" office:value="351232" calcext:value-type="float">
            <text:p>351,232</text:p>
          </table:table-cell>
          <table:table-cell office:value-type="float" office:value="341696" calcext:value-type="float">
            <text:p>341,696</text:p>
          </table:table-cell>
          <table:table-cell office:value-type="float" office:value="342002" calcext:value-type="float">
            <text:p>342,002</text:p>
          </table:table-cell>
          <table:table-cell office:value-type="float" office:value="339260" calcext:value-type="float">
            <text:p>339,260</text:p>
          </table:table-cell>
          <table:table-cell office:value-type="float" office:value="335703" calcext:value-type="float">
            <text:p>335,703</text:p>
          </table:table-cell>
          <table:table-cell office:value-type="float" office:value="337744" calcext:value-type="float">
            <text:p>337,744</text:p>
          </table:table-cell>
          <table:table-cell office:value-type="float" office:value="320270" calcext:value-type="float">
            <text:p>320,270</text:p>
          </table:table-cell>
          <table:table-cell office:value-type="float" office:value="355885" calcext:value-type="float">
            <text:p>355,885</text:p>
          </table:table-cell>
          <table:table-cell office:value-type="float" office:value="337172" calcext:value-type="float">
            <text:p>337,172</text:p>
          </table:table-cell>
          <table:table-cell table:formula="of:=SUM([.B14:.K14])/10" office:value-type="float" office:value="339460.5" calcext:value-type="float">
            <text:p>339,461</text:p>
          </table:table-cell>
        </table:table-row>
        <table:table-row table:style-name="ro1">
          <table:table-cell office:value-type="string" calcext:value-type="string">
            <text:p>Multithread avg. 4</text:p>
          </table:table-cell>
          <table:table-cell office:value-type="float" office:value="333248" calcext:value-type="float">
            <text:p>333,248</text:p>
          </table:table-cell>
          <table:table-cell office:value-type="float" office:value="350189" calcext:value-type="float">
            <text:p>350,189</text:p>
          </table:table-cell>
          <table:table-cell office:value-type="float" office:value="339870" calcext:value-type="float">
            <text:p>339,870</text:p>
          </table:table-cell>
          <table:table-cell office:value-type="float" office:value="340592" calcext:value-type="float">
            <text:p>340,592</text:p>
          </table:table-cell>
          <table:table-cell office:value-type="float" office:value="338425" calcext:value-type="float">
            <text:p>338,425</text:p>
          </table:table-cell>
          <table:table-cell office:value-type="float" office:value="334436" calcext:value-type="float">
            <text:p>334,436</text:p>
          </table:table-cell>
          <table:table-cell office:value-type="float" office:value="337645" calcext:value-type="float">
            <text:p>337,645</text:p>
          </table:table-cell>
          <table:table-cell office:value-type="float" office:value="318484" calcext:value-type="float">
            <text:p>318,484</text:p>
          </table:table-cell>
          <table:table-cell office:value-type="float" office:value="349088" calcext:value-type="float">
            <text:p>349,088</text:p>
          </table:table-cell>
          <table:table-cell office:value-type="float" office:value="334775" calcext:value-type="float">
            <text:p>334,775</text:p>
          </table:table-cell>
          <table:table-cell table:formula="of:=SUM([.B15:.K15])/10" office:value-type="float" office:value="337675.2" calcext:value-type="float">
            <text:p>337,675</text:p>
          </table:table-cell>
        </table:table-row>
        <table:table-row table:style-name="ro1">
          <table:table-cell/>
          <table:table-cell table:style-name="ce3"/>
          <table:table-cell table:style-name="ce2" table:number-columns-repeated="9"/>
          <table:table-cell/>
        </table:table-row>
        <table:table-row table:style-name="ro1">
          <table:table-cell office:value-type="string" calcext:value-type="string">
            <text:p>num messages: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table:number-columns-repeated="10"/>
        </table:table-row>
        <table:table-row table:style-name="ro1">
          <table:table-cell office:value-type="string" calcext:value-type="string">
            <text:p>Notes:</text:p>
          </table:table-cell>
          <table:table-cell table:style-name="ce2" table:number-columns-repeated="11"/>
        </table:table-row>
        <table:table-row table:style-name="ro1">
          <table:table-cell office:value-type="string" calcext:value-type="string">
            <text:p>Not writing out to file to only determine how fast log4cxx is</text:p>
          </table:table-cell>
          <table:table-cell table:style-name="ce2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21:17:14.560829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22:06:03.291113381</meta:creation-date>
    <dc:date>2021-09-20T21:45:50.724045341</dc:date>
    <meta:editing-duration>P4DT21H25M39S</meta:editing-duration>
    <meta:editing-cycles>38</meta:editing-cycles>
    <meta:generator>LibreOffice/6.1.5.2$Linux_X86_64 LibreOffice_project/10$Build-2</meta:generator>
    <meta:document-statistic meta:table-count="5" meta:cell-count="449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157cm" svg:height="15.733cm" xlink:href=".." xlink:type="simple" chart:class="chart:line" chart:style-name="ch1">
        <chart:title svg:x="12.23cm" svg:y="0.45cm" chart:style-name="ch2">
          <text:p>Logging performance - 500k</text:p>
        </chart:title>
        <chart:legend chart:legend-position="end" svg:x="25.479cm" svg:y="5.824cm" style:legend-expansion="high" chart:style-name="ch3"/>
        <chart:plot-area chart:style-name="ch4" table:cell-range-address="'Baseline(pre0.12.0)'.A3:'Baseline(pre0.12.0)'.K8 'Baseline(pre0.12.0)'.A11:'Baseline(pre0.12.0)'.K12" chart:data-source-has-labels="column" svg:x="1.614cm" svg:y="1.543cm" svg:width="23.262cm" svg:height="12.895cm">
          <chartooo:coordinate-region svg:x="3.082cm" svg:y="1.742cm" svg:width="21.317cm" svg:height="12.049cm"/>
          <chart:axis chart:dimension="x" chart:name="primary-x" chart:style-name="ch5">
            <chart:title svg:x="12.262cm" svg:y="14.752cm" chart:style-name="ch6">
              <text:p>Run Number</text:p>
            </chart:title>
          </chart:axis>
          <chart:axis chart:dimension="y" chart:name="primary-y" chart:style-name="ch7">
            <chart:title svg:x="0.451cm" svg:y="10.574cm" chart:style-name="ch8">
              <text:p>Messages/second (higher is better)</text:p>
            </chart:title>
            <chart:grid chart:style-name="ch9" chart:class="major"/>
          </chart:axis>
          <chart:series chart:style-name="ch10" chart:values-cell-range-address="'Baseline(pre0.12.0)'.B3:'Baseline(pre0.12.0)'.K3" chart:label-cell-address="'Baseline(pre0.12.0)'.A3:'Baseline(pre0.12.0)'.A3" chart:class="chart:line">
            <chart:data-point chart:repeated="10"/>
          </chart:series>
          <chart:series chart:style-name="ch11" chart:values-cell-range-address="'Baseline(pre0.12.0)'.B4:'Baseline(pre0.12.0)'.K4" chart:label-cell-address="'Baseline(pre0.12.0)'.A4:'Baseline(pre0.12.0)'.A4" chart:class="chart:line">
            <chart:data-point chart:repeated="10"/>
          </chart:series>
          <chart:series chart:style-name="ch12" chart:values-cell-range-address="'Baseline(pre0.12.0)'.B5:'Baseline(pre0.12.0)'.K5" chart:label-cell-address="'Baseline(pre0.12.0)'.A5:'Baseline(pre0.12.0)'.A5" chart:class="chart:line">
            <chart:data-point chart:repeated="10"/>
          </chart:series>
          <chart:series chart:style-name="ch13" chart:values-cell-range-address="'Baseline(pre0.12.0)'.B6:'Baseline(pre0.12.0)'.K6" chart:label-cell-address="'Baseline(pre0.12.0)'.A6:'Baseline(pre0.12.0)'.A6" chart:class="chart:line">
            <chart:data-point chart:repeated="10"/>
          </chart:series>
          <chart:series chart:style-name="ch14" chart:values-cell-range-address="'Baseline(pre0.12.0)'.B7:'Baseline(pre0.12.0)'.K7" chart:label-cell-address="'Baseline(pre0.12.0)'.A7:'Baseline(pre0.12.0)'.A7" chart:class="chart:line">
            <chart:data-point chart:repeated="10"/>
          </chart:series>
          <chart:series chart:style-name="ch15" chart:values-cell-range-address="'Baseline(pre0.12.0)'.B8:'Baseline(pre0.12.0)'.K8" chart:label-cell-address="'Baseline(pre0.12.0)'.A8:'Baseline(pre0.12.0)'.A8" chart:class="chart:line">
            <chart:data-point chart:repeated="10"/>
          </chart:series>
          <chart:series chart:style-name="ch16" chart:values-cell-range-address="'Baseline(pre0.12.0)'.B11:'Baseline(pre0.12.0)'.K11" chart:label-cell-address="'Baseline(pre0.12.0)'.A11:'Baseline(pre0.12.0)'.A11" chart:class="chart:line">
            <chart:data-point chart:repeated="10"/>
          </chart:series>
          <chart:series chart:style-name="ch17" chart:values-cell-range-address="'Baseline(pre0.12.0)'.B12:'Baseline(pre0.12.0)'.K12" chart:label-cell-address="'Baseline(pre0.12.0)'.A12:'Baseline(pre0.12.0)'.A12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NoFormat</text:p>
                <draw:g>
                  <svg:desc>'Baseline(pre0.12.0)'.A3:'Baseline(pre0.12.0)'.A3</svg:desc>
                </draw:g>
              </table:table-cell>
              <table:table-cell office:value-type="float" office:value="874916">
                <text:p>874916</text:p>
                <draw:g>
                  <svg:desc>'Baseline(pre0.12.0)'.B3:'Baseline(pre0.12.0)'.K3</svg:desc>
                </draw:g>
              </table:table-cell>
              <table:table-cell office:value-type="float" office:value="889510">
                <text:p>889510</text:p>
              </table:table-cell>
              <table:table-cell office:value-type="float" office:value="890761">
                <text:p>890761</text:p>
              </table:table-cell>
              <table:table-cell office:value-type="float" office:value="854845">
                <text:p>854845</text:p>
              </table:table-cell>
              <table:table-cell office:value-type="float" office:value="790908">
                <text:p>790908</text:p>
              </table:table-cell>
              <table:table-cell office:value-type="float" office:value="793891">
                <text:p>793891</text:p>
              </table:table-cell>
              <table:table-cell office:value-type="float" office:value="893357">
                <text:p>893357</text:p>
              </table:table-cell>
              <table:table-cell office:value-type="float" office:value="824363">
                <text:p>824363</text:p>
              </table:table-cell>
              <table:table-cell office:value-type="float" office:value="889471">
                <text:p>889471</text:p>
              </table:table-cell>
              <table:table-cell office:value-type="float" office:value="819249">
                <text:p>819249</text:p>
              </table:table-cell>
            </table:table-row>
            <table:table-row>
              <table:table-cell office:value-type="string">
                <text:p>DateOnly</text:p>
                <draw:g>
                  <svg:desc>'Baseline(pre0.12.0)'.A4:'Baseline(pre0.12.0)'.A4</svg:desc>
                </draw:g>
              </table:table-cell>
              <table:table-cell office:value-type="float" office:value="897998">
                <text:p>897998</text:p>
                <draw:g>
                  <svg:desc>'Baseline(pre0.12.0)'.B4:'Baseline(pre0.12.0)'.K4</svg:desc>
                </draw:g>
              </table:table-cell>
              <table:table-cell office:value-type="float" office:value="899387">
                <text:p>899387</text:p>
              </table:table-cell>
              <table:table-cell office:value-type="float" office:value="912905">
                <text:p>912905</text:p>
              </table:table-cell>
              <table:table-cell office:value-type="float" office:value="880149">
                <text:p>880149</text:p>
              </table:table-cell>
              <table:table-cell office:value-type="float" office:value="881537">
                <text:p>881537</text:p>
              </table:table-cell>
              <table:table-cell office:value-type="float" office:value="897694">
                <text:p>897694</text:p>
              </table:table-cell>
              <table:table-cell office:value-type="float" office:value="920063">
                <text:p>920063</text:p>
              </table:table-cell>
              <table:table-cell office:value-type="float" office:value="913359">
                <text:p>913359</text:p>
              </table:table-cell>
              <table:table-cell office:value-type="float" office:value="895877">
                <text:p>895877</text:p>
              </table:table-cell>
              <table:table-cell office:value-type="float" office:value="900683">
                <text:p>900683</text:p>
              </table:table-cell>
            </table:table-row>
            <table:table-row>
              <table:table-cell office:value-type="string">
                <text:p>DateClassLevel</text:p>
                <draw:g>
                  <svg:desc>'Baseline(pre0.12.0)'.A5:'Baseline(pre0.12.0)'.A5</svg:desc>
                </draw:g>
              </table:table-cell>
              <table:table-cell office:value-type="float" office:value="891246">
                <text:p>891246</text:p>
                <draw:g>
                  <svg:desc>'Baseline(pre0.12.0)'.B5:'Baseline(pre0.12.0)'.K5</svg:desc>
                </draw:g>
              </table:table-cell>
              <table:table-cell office:value-type="float" office:value="885770">
                <text:p>885770</text:p>
              </table:table-cell>
              <table:table-cell office:value-type="float" office:value="902066">
                <text:p>902066</text:p>
              </table:table-cell>
              <table:table-cell office:value-type="float" office:value="880256">
                <text:p>880256</text:p>
              </table:table-cell>
              <table:table-cell office:value-type="float" office:value="891291">
                <text:p>891291</text:p>
              </table:table-cell>
              <table:table-cell office:value-type="float" office:value="888675">
                <text:p>888675</text:p>
              </table:table-cell>
              <table:table-cell office:value-type="float" office:value="924092">
                <text:p>924092</text:p>
              </table:table-cell>
              <table:table-cell office:value-type="float" office:value="902368">
                <text:p>902368</text:p>
              </table:table-cell>
              <table:table-cell office:value-type="float" office:value="900012">
                <text:p>900012</text:p>
              </table:table-cell>
              <table:table-cell office:value-type="float" office:value="887661">
                <text:p>887661</text:p>
              </table:table-cell>
            </table:table-row>
            <table:table-row>
              <table:table-cell office:value-type="string">
                <text:p>Logging with FMT</text:p>
                <draw:g>
                  <svg:desc>'Baseline(pre0.12.0)'.A6:'Baseline(pre0.12.0)'.A6</svg:desc>
                </draw:g>
              </table:table-cell>
              <table:table-cell office:value-type="float" office:value="1357821">
                <text:p>1357821</text:p>
                <draw:g>
                  <svg:desc>'Baseline(pre0.12.0)'.B6:'Baseline(pre0.12.0)'.K6</svg:desc>
                </draw:g>
              </table:table-cell>
              <table:table-cell office:value-type="float" office:value="1409458">
                <text:p>1409458</text:p>
              </table:table-cell>
              <table:table-cell office:value-type="float" office:value="1399134">
                <text:p>1399134</text:p>
              </table:table-cell>
              <table:table-cell office:value-type="float" office:value="1393883">
                <text:p>1393883</text:p>
              </table:table-cell>
              <table:table-cell office:value-type="float" office:value="1360164">
                <text:p>1360164</text:p>
              </table:table-cell>
              <table:table-cell office:value-type="float" office:value="1374058">
                <text:p>1374058</text:p>
              </table:table-cell>
              <table:table-cell office:value-type="float" office:value="1419056">
                <text:p>1419056</text:p>
              </table:table-cell>
              <table:table-cell office:value-type="float" office:value="1398447">
                <text:p>1398447</text:p>
              </table:table-cell>
              <table:table-cell office:value-type="float" office:value="1396279">
                <text:p>1396279</text:p>
              </table:table-cell>
              <table:table-cell office:value-type="float" office:value="1384730">
                <text:p>1384730</text:p>
              </table:table-cell>
            </table:table-row>
            <table:table-row>
              <table:table-cell office:value-type="string">
                <text:p>static string</text:p>
                <draw:g>
                  <svg:desc>'Baseline(pre0.12.0)'.A7:'Baseline(pre0.12.0)'.A7</svg:desc>
                </draw:g>
              </table:table-cell>
              <table:table-cell office:value-type="float" office:value="1320059">
                <text:p>1320059</text:p>
                <draw:g>
                  <svg:desc>'Baseline(pre0.12.0)'.B7:'Baseline(pre0.12.0)'.K7</svg:desc>
                </draw:g>
              </table:table-cell>
              <table:table-cell office:value-type="float" office:value="1353796">
                <text:p>1353796</text:p>
              </table:table-cell>
              <table:table-cell office:value-type="float" office:value="1364776">
                <text:p>1364776</text:p>
              </table:table-cell>
              <table:table-cell office:value-type="float" office:value="1344459">
                <text:p>1344459</text:p>
              </table:table-cell>
              <table:table-cell office:value-type="float" office:value="1313953">
                <text:p>1313953</text:p>
              </table:table-cell>
              <table:table-cell office:value-type="float" office:value="1299466">
                <text:p>1299466</text:p>
              </table:table-cell>
              <table:table-cell office:value-type="float" office:value="1371105">
                <text:p>1371105</text:p>
              </table:table-cell>
              <table:table-cell office:value-type="float" office:value="1339988">
                <text:p>1339988</text:p>
              </table:table-cell>
              <table:table-cell office:value-type="float" office:value="1342447">
                <text:p>1342447</text:p>
              </table:table-cell>
              <table:table-cell office:value-type="float" office:value="1328040">
                <text:p>1328040</text:p>
              </table:table-cell>
            </table:table-row>
            <table:table-row>
              <table:table-cell office:value-type="string">
                <text:p>static string with FMT</text:p>
                <draw:g>
                  <svg:desc>'Baseline(pre0.12.0)'.A8:'Baseline(pre0.12.0)'.A8</svg:desc>
                </draw:g>
              </table:table-cell>
              <table:table-cell office:value-type="float" office:value="1277198">
                <text:p>1277198</text:p>
                <draw:g>
                  <svg:desc>'Baseline(pre0.12.0)'.B8:'Baseline(pre0.12.0)'.K8</svg:desc>
                </draw:g>
              </table:table-cell>
              <table:table-cell office:value-type="float" office:value="1345972">
                <text:p>1345972</text:p>
              </table:table-cell>
              <table:table-cell office:value-type="float" office:value="1333681">
                <text:p>1333681</text:p>
              </table:table-cell>
              <table:table-cell office:value-type="float" office:value="1328037">
                <text:p>1328037</text:p>
              </table:table-cell>
              <table:table-cell office:value-type="float" office:value="1305622">
                <text:p>1305622</text:p>
              </table:table-cell>
              <table:table-cell office:value-type="float" office:value="1290559">
                <text:p>1290559</text:p>
              </table:table-cell>
              <table:table-cell office:value-type="float" office:value="1344582">
                <text:p>1344582</text:p>
              </table:table-cell>
              <table:table-cell office:value-type="float" office:value="1320516">
                <text:p>1320516</text:p>
              </table:table-cell>
              <table:table-cell office:value-type="float" office:value="1307752">
                <text:p>1307752</text:p>
              </table:table-cell>
              <table:table-cell office:value-type="float" office:value="1313425">
                <text:p>1313425</text:p>
              </table:table-cell>
            </table:table-row>
            <table:table-row>
              <table:table-cell office:value-type="string">
                <text:p>enabled debug</text:p>
                <draw:g>
                  <svg:desc>'Baseline(pre0.12.0)'.A11:'Baseline(pre0.12.0)'.A11</svg:desc>
                </draw:g>
              </table:table-cell>
              <table:table-cell office:value-type="float" office:value="1312273">
                <text:p>1312273</text:p>
                <draw:g>
                  <svg:desc>'Baseline(pre0.12.0)'.B11:'Baseline(pre0.12.0)'.K11</svg:desc>
                </draw:g>
              </table:table-cell>
              <table:table-cell office:value-type="float" office:value="1349968">
                <text:p>1349968</text:p>
              </table:table-cell>
              <table:table-cell office:value-type="float" office:value="1352856">
                <text:p>1352856</text:p>
              </table:table-cell>
              <table:table-cell office:value-type="float" office:value="1338585">
                <text:p>1338585</text:p>
              </table:table-cell>
              <table:table-cell office:value-type="float" office:value="1304687">
                <text:p>1304687</text:p>
              </table:table-cell>
              <table:table-cell office:value-type="float" office:value="1318856">
                <text:p>1318856</text:p>
              </table:table-cell>
              <table:table-cell office:value-type="float" office:value="1354631">
                <text:p>1354631</text:p>
              </table:table-cell>
              <table:table-cell office:value-type="float" office:value="1348276">
                <text:p>1348276</text:p>
              </table:table-cell>
              <table:table-cell office:value-type="float" office:value="1318240">
                <text:p>1318240</text:p>
              </table:table-cell>
              <table:table-cell office:value-type="float" office:value="1332437">
                <text:p>1332437</text:p>
              </table:table-cell>
            </table:table-row>
            <table:table-row>
              <table:table-cell office:value-type="string">
                <text:p>enabled trace</text:p>
                <draw:g>
                  <svg:desc>'Baseline(pre0.12.0)'.A12:'Baseline(pre0.12.0)'.A12</svg:desc>
                </draw:g>
              </table:table-cell>
              <table:table-cell office:value-type="float" office:value="1295622">
                <text:p>1295622</text:p>
                <draw:g>
                  <svg:desc>'Baseline(pre0.12.0)'.B12:'Baseline(pre0.12.0)'.K12</svg:desc>
                </draw:g>
              </table:table-cell>
              <table:table-cell office:value-type="float" office:value="1357618">
                <text:p>1357618</text:p>
              </table:table-cell>
              <table:table-cell office:value-type="float" office:value="1371053">
                <text:p>1371053</text:p>
              </table:table-cell>
              <table:table-cell office:value-type="float" office:value="1340288">
                <text:p>1340288</text:p>
              </table:table-cell>
              <table:table-cell office:value-type="float" office:value="1323888">
                <text:p>1323888</text:p>
              </table:table-cell>
              <table:table-cell office:value-type="float" office:value="1303509">
                <text:p>1303509</text:p>
              </table:table-cell>
              <table:table-cell office:value-type="float" office:value="1370781">
                <text:p>1370781</text:p>
              </table:table-cell>
              <table:table-cell office:value-type="float" office:value="1337599">
                <text:p>1337599</text:p>
              </table:table-cell>
              <table:table-cell office:value-type="float" office:value="1324293">
                <text:p>1324293</text:p>
              </table:table-cell>
              <table:table-cell office:value-type="float" office:value="1322005">
                <text:p>1322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7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0cm" svg:height="16.875cm" xlink:href=".." xlink:type="simple" chart:class="chart:line" chart:style-name="ch1">
        <chart:title svg:x="12.152cm" svg:y="0.473cm" chart:style-name="ch2">
          <text:p>Logging performance - 500k</text:p>
        </chart:title>
        <chart:subtitle svg:x="12.403cm" svg:y="1.589cm" chart:style-name="ch3">
          <text:p>Ignoring disabled debug/trace</text:p>
        </chart:subtitle>
        <chart:legend chart:legend-position="end" svg:x="25.322cm" svg:y="6.395cm" style:legend-expansion="high" chart:style-name="ch4"/>
        <chart:plot-area chart:style-name="ch5" table:cell-range-address="'Baseline(pre0.12.0)'.A3:'Baseline(pre0.12.0)'.K8 'Baseline(pre0.12.0)'.A11:'Baseline(pre0.12.0)'.K12" chart:data-source-has-labels="column" svg:x="1.611cm" svg:y="2.609cm" svg:width="23.111cm" svg:height="12.948cm">
          <chartooo:coordinate-region svg:x="2.973cm" svg:y="2.808cm" svg:width="21.377cm" svg:height="12.102cm"/>
          <chart:axis chart:dimension="x" chart:name="primary-x" chart:style-name="ch6">
            <chart:title svg:x="12.183cm" svg:y="15.894cm" chart:style-name="ch7">
              <text:p>Run Number</text:p>
            </chart:title>
          </chart:axis>
          <chart:axis chart:dimension="y" chart:name="primary-y" chart:style-name="ch8">
            <chart:title svg:x="0.451cm" svg:y="11.627cm" chart:style-name="ch9">
              <text:p>Messages/second(higher is better)</text:p>
            </chart:title>
            <chart:grid chart:style-name="ch10" chart:class="major"/>
          </chart:axis>
          <chart:series chart:style-name="ch11" chart:values-cell-range-address="'Baseline(pre0.12.0)'.B3:'Baseline(pre0.12.0)'.K3" chart:label-cell-address="'Baseline(pre0.12.0)'.A3:'Baseline(pre0.12.0)'.A3" chart:class="chart:line">
            <chart:data-point chart:repeated="10"/>
          </chart:series>
          <chart:series chart:style-name="ch12" chart:values-cell-range-address="'Baseline(pre0.12.0)'.B4:'Baseline(pre0.12.0)'.K4" chart:label-cell-address="'Baseline(pre0.12.0)'.A4:'Baseline(pre0.12.0)'.A4" chart:class="chart:line">
            <chart:data-point chart:repeated="10"/>
          </chart:series>
          <chart:series chart:style-name="ch13" chart:values-cell-range-address="'Baseline(pre0.12.0)'.B5:'Baseline(pre0.12.0)'.K5" chart:label-cell-address="'Baseline(pre0.12.0)'.A5:'Baseline(pre0.12.0)'.A5" chart:class="chart:line">
            <chart:data-point chart:repeated="10"/>
          </chart:series>
          <chart:series chart:style-name="ch14" chart:values-cell-range-address="'Baseline(pre0.12.0)'.B6:'Baseline(pre0.12.0)'.K6" chart:label-cell-address="'Baseline(pre0.12.0)'.A6:'Baseline(pre0.12.0)'.A6" chart:class="chart:line">
            <chart:data-point chart:repeated="10"/>
          </chart:series>
          <chart:series chart:style-name="ch15" chart:values-cell-range-address="'Baseline(pre0.12.0)'.B7:'Baseline(pre0.12.0)'.K7" chart:label-cell-address="'Baseline(pre0.12.0)'.A7:'Baseline(pre0.12.0)'.A7" chart:class="chart:line">
            <chart:data-point chart:repeated="10"/>
          </chart:series>
          <chart:series chart:style-name="ch16" chart:values-cell-range-address="'Baseline(pre0.12.0)'.B8:'Baseline(pre0.12.0)'.K8" chart:label-cell-address="'Baseline(pre0.12.0)'.A8:'Baseline(pre0.12.0)'.A8" chart:class="chart:line">
            <chart:data-point chart:repeated="10"/>
          </chart:series>
          <chart:series chart:style-name="ch17" chart:values-cell-range-address="'Baseline(pre0.12.0)'.B11:'Baseline(pre0.12.0)'.K11" chart:label-cell-address="'Baseline(pre0.12.0)'.A11:'Baseline(pre0.12.0)'.A11" chart:class="chart:line">
            <chart:data-point chart:repeated="10"/>
          </chart:series>
          <chart:series chart:style-name="ch18" chart:values-cell-range-address="'Baseline(pre0.12.0)'.B12:'Baseline(pre0.12.0)'.K12" chart:label-cell-address="'Baseline(pre0.12.0)'.A12:'Baseline(pre0.12.0)'.A12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NoFormat</text:p>
                <draw:g>
                  <svg:desc>'Baseline(pre0.12.0)'.A3:'Baseline(pre0.12.0)'.A3</svg:desc>
                </draw:g>
              </table:table-cell>
              <table:table-cell office:value-type="float" office:value="874916">
                <text:p>874916</text:p>
                <draw:g>
                  <svg:desc>'Baseline(pre0.12.0)'.B3:'Baseline(pre0.12.0)'.K3</svg:desc>
                </draw:g>
              </table:table-cell>
              <table:table-cell office:value-type="float" office:value="889510">
                <text:p>889510</text:p>
              </table:table-cell>
              <table:table-cell office:value-type="float" office:value="890761">
                <text:p>890761</text:p>
              </table:table-cell>
              <table:table-cell office:value-type="float" office:value="854845">
                <text:p>854845</text:p>
              </table:table-cell>
              <table:table-cell office:value-type="float" office:value="790908">
                <text:p>790908</text:p>
              </table:table-cell>
              <table:table-cell office:value-type="float" office:value="793891">
                <text:p>793891</text:p>
              </table:table-cell>
              <table:table-cell office:value-type="float" office:value="893357">
                <text:p>893357</text:p>
              </table:table-cell>
              <table:table-cell office:value-type="float" office:value="824363">
                <text:p>824363</text:p>
              </table:table-cell>
              <table:table-cell office:value-type="float" office:value="889471">
                <text:p>889471</text:p>
              </table:table-cell>
              <table:table-cell office:value-type="float" office:value="819249">
                <text:p>819249</text:p>
              </table:table-cell>
            </table:table-row>
            <table:table-row>
              <table:table-cell office:value-type="string">
                <text:p>DateOnly</text:p>
                <draw:g>
                  <svg:desc>'Baseline(pre0.12.0)'.A4:'Baseline(pre0.12.0)'.A4</svg:desc>
                </draw:g>
              </table:table-cell>
              <table:table-cell office:value-type="float" office:value="897998">
                <text:p>897998</text:p>
                <draw:g>
                  <svg:desc>'Baseline(pre0.12.0)'.B4:'Baseline(pre0.12.0)'.K4</svg:desc>
                </draw:g>
              </table:table-cell>
              <table:table-cell office:value-type="float" office:value="899387">
                <text:p>899387</text:p>
              </table:table-cell>
              <table:table-cell office:value-type="float" office:value="912905">
                <text:p>912905</text:p>
              </table:table-cell>
              <table:table-cell office:value-type="float" office:value="880149">
                <text:p>880149</text:p>
              </table:table-cell>
              <table:table-cell office:value-type="float" office:value="881537">
                <text:p>881537</text:p>
              </table:table-cell>
              <table:table-cell office:value-type="float" office:value="897694">
                <text:p>897694</text:p>
              </table:table-cell>
              <table:table-cell office:value-type="float" office:value="920063">
                <text:p>920063</text:p>
              </table:table-cell>
              <table:table-cell office:value-type="float" office:value="913359">
                <text:p>913359</text:p>
              </table:table-cell>
              <table:table-cell office:value-type="float" office:value="895877">
                <text:p>895877</text:p>
              </table:table-cell>
              <table:table-cell office:value-type="float" office:value="900683">
                <text:p>900683</text:p>
              </table:table-cell>
            </table:table-row>
            <table:table-row>
              <table:table-cell office:value-type="string">
                <text:p>DateClassLevel</text:p>
                <draw:g>
                  <svg:desc>'Baseline(pre0.12.0)'.A5:'Baseline(pre0.12.0)'.A5</svg:desc>
                </draw:g>
              </table:table-cell>
              <table:table-cell office:value-type="float" office:value="891246">
                <text:p>891246</text:p>
                <draw:g>
                  <svg:desc>'Baseline(pre0.12.0)'.B5:'Baseline(pre0.12.0)'.K5</svg:desc>
                </draw:g>
              </table:table-cell>
              <table:table-cell office:value-type="float" office:value="885770">
                <text:p>885770</text:p>
              </table:table-cell>
              <table:table-cell office:value-type="float" office:value="902066">
                <text:p>902066</text:p>
              </table:table-cell>
              <table:table-cell office:value-type="float" office:value="880256">
                <text:p>880256</text:p>
              </table:table-cell>
              <table:table-cell office:value-type="float" office:value="891291">
                <text:p>891291</text:p>
              </table:table-cell>
              <table:table-cell office:value-type="float" office:value="888675">
                <text:p>888675</text:p>
              </table:table-cell>
              <table:table-cell office:value-type="float" office:value="924092">
                <text:p>924092</text:p>
              </table:table-cell>
              <table:table-cell office:value-type="float" office:value="902368">
                <text:p>902368</text:p>
              </table:table-cell>
              <table:table-cell office:value-type="float" office:value="900012">
                <text:p>900012</text:p>
              </table:table-cell>
              <table:table-cell office:value-type="float" office:value="887661">
                <text:p>887661</text:p>
              </table:table-cell>
            </table:table-row>
            <table:table-row>
              <table:table-cell office:value-type="string">
                <text:p>Logging with FMT</text:p>
                <draw:g>
                  <svg:desc>'Baseline(pre0.12.0)'.A6:'Baseline(pre0.12.0)'.A6</svg:desc>
                </draw:g>
              </table:table-cell>
              <table:table-cell office:value-type="float" office:value="1357821">
                <text:p>1357821</text:p>
                <draw:g>
                  <svg:desc>'Baseline(pre0.12.0)'.B6:'Baseline(pre0.12.0)'.K6</svg:desc>
                </draw:g>
              </table:table-cell>
              <table:table-cell office:value-type="float" office:value="1409458">
                <text:p>1409458</text:p>
              </table:table-cell>
              <table:table-cell office:value-type="float" office:value="1399134">
                <text:p>1399134</text:p>
              </table:table-cell>
              <table:table-cell office:value-type="float" office:value="1393883">
                <text:p>1393883</text:p>
              </table:table-cell>
              <table:table-cell office:value-type="float" office:value="1360164">
                <text:p>1360164</text:p>
              </table:table-cell>
              <table:table-cell office:value-type="float" office:value="1374058">
                <text:p>1374058</text:p>
              </table:table-cell>
              <table:table-cell office:value-type="float" office:value="1419056">
                <text:p>1419056</text:p>
              </table:table-cell>
              <table:table-cell office:value-type="float" office:value="1398447">
                <text:p>1398447</text:p>
              </table:table-cell>
              <table:table-cell office:value-type="float" office:value="1396279">
                <text:p>1396279</text:p>
              </table:table-cell>
              <table:table-cell office:value-type="float" office:value="1384730">
                <text:p>1384730</text:p>
              </table:table-cell>
            </table:table-row>
            <table:table-row>
              <table:table-cell office:value-type="string">
                <text:p>static string</text:p>
                <draw:g>
                  <svg:desc>'Baseline(pre0.12.0)'.A7:'Baseline(pre0.12.0)'.A7</svg:desc>
                </draw:g>
              </table:table-cell>
              <table:table-cell office:value-type="float" office:value="1320059">
                <text:p>1320059</text:p>
                <draw:g>
                  <svg:desc>'Baseline(pre0.12.0)'.B7:'Baseline(pre0.12.0)'.K7</svg:desc>
                </draw:g>
              </table:table-cell>
              <table:table-cell office:value-type="float" office:value="1353796">
                <text:p>1353796</text:p>
              </table:table-cell>
              <table:table-cell office:value-type="float" office:value="1364776">
                <text:p>1364776</text:p>
              </table:table-cell>
              <table:table-cell office:value-type="float" office:value="1344459">
                <text:p>1344459</text:p>
              </table:table-cell>
              <table:table-cell office:value-type="float" office:value="1313953">
                <text:p>1313953</text:p>
              </table:table-cell>
              <table:table-cell office:value-type="float" office:value="1299466">
                <text:p>1299466</text:p>
              </table:table-cell>
              <table:table-cell office:value-type="float" office:value="1371105">
                <text:p>1371105</text:p>
              </table:table-cell>
              <table:table-cell office:value-type="float" office:value="1339988">
                <text:p>1339988</text:p>
              </table:table-cell>
              <table:table-cell office:value-type="float" office:value="1342447">
                <text:p>1342447</text:p>
              </table:table-cell>
              <table:table-cell office:value-type="float" office:value="1328040">
                <text:p>1328040</text:p>
              </table:table-cell>
            </table:table-row>
            <table:table-row>
              <table:table-cell office:value-type="string">
                <text:p>static string with FMT</text:p>
                <draw:g>
                  <svg:desc>'Baseline(pre0.12.0)'.A8:'Baseline(pre0.12.0)'.A8</svg:desc>
                </draw:g>
              </table:table-cell>
              <table:table-cell office:value-type="float" office:value="1277198">
                <text:p>1277198</text:p>
                <draw:g>
                  <svg:desc>'Baseline(pre0.12.0)'.B8:'Baseline(pre0.12.0)'.K8</svg:desc>
                </draw:g>
              </table:table-cell>
              <table:table-cell office:value-type="float" office:value="1345972">
                <text:p>1345972</text:p>
              </table:table-cell>
              <table:table-cell office:value-type="float" office:value="1333681">
                <text:p>1333681</text:p>
              </table:table-cell>
              <table:table-cell office:value-type="float" office:value="1328037">
                <text:p>1328037</text:p>
              </table:table-cell>
              <table:table-cell office:value-type="float" office:value="1305622">
                <text:p>1305622</text:p>
              </table:table-cell>
              <table:table-cell office:value-type="float" office:value="1290559">
                <text:p>1290559</text:p>
              </table:table-cell>
              <table:table-cell office:value-type="float" office:value="1344582">
                <text:p>1344582</text:p>
              </table:table-cell>
              <table:table-cell office:value-type="float" office:value="1320516">
                <text:p>1320516</text:p>
              </table:table-cell>
              <table:table-cell office:value-type="float" office:value="1307752">
                <text:p>1307752</text:p>
              </table:table-cell>
              <table:table-cell office:value-type="float" office:value="1313425">
                <text:p>1313425</text:p>
              </table:table-cell>
            </table:table-row>
            <table:table-row>
              <table:table-cell office:value-type="string">
                <text:p>enabled debug</text:p>
                <draw:g>
                  <svg:desc>'Baseline(pre0.12.0)'.A11:'Baseline(pre0.12.0)'.A11</svg:desc>
                </draw:g>
              </table:table-cell>
              <table:table-cell office:value-type="float" office:value="1312273">
                <text:p>1312273</text:p>
                <draw:g>
                  <svg:desc>'Baseline(pre0.12.0)'.B11:'Baseline(pre0.12.0)'.K11</svg:desc>
                </draw:g>
              </table:table-cell>
              <table:table-cell office:value-type="float" office:value="1349968">
                <text:p>1349968</text:p>
              </table:table-cell>
              <table:table-cell office:value-type="float" office:value="1352856">
                <text:p>1352856</text:p>
              </table:table-cell>
              <table:table-cell office:value-type="float" office:value="1338585">
                <text:p>1338585</text:p>
              </table:table-cell>
              <table:table-cell office:value-type="float" office:value="1304687">
                <text:p>1304687</text:p>
              </table:table-cell>
              <table:table-cell office:value-type="float" office:value="1318856">
                <text:p>1318856</text:p>
              </table:table-cell>
              <table:table-cell office:value-type="float" office:value="1354631">
                <text:p>1354631</text:p>
              </table:table-cell>
              <table:table-cell office:value-type="float" office:value="1348276">
                <text:p>1348276</text:p>
              </table:table-cell>
              <table:table-cell office:value-type="float" office:value="1318240">
                <text:p>1318240</text:p>
              </table:table-cell>
              <table:table-cell office:value-type="float" office:value="1332437">
                <text:p>1332437</text:p>
              </table:table-cell>
            </table:table-row>
            <table:table-row>
              <table:table-cell office:value-type="string">
                <text:p>enabled trace</text:p>
                <draw:g>
                  <svg:desc>'Baseline(pre0.12.0)'.A12:'Baseline(pre0.12.0)'.A12</svg:desc>
                </draw:g>
              </table:table-cell>
              <table:table-cell office:value-type="float" office:value="1295622">
                <text:p>1295622</text:p>
                <draw:g>
                  <svg:desc>'Baseline(pre0.12.0)'.B12:'Baseline(pre0.12.0)'.K12</svg:desc>
                </draw:g>
              </table:table-cell>
              <table:table-cell office:value-type="float" office:value="1357618">
                <text:p>1357618</text:p>
              </table:table-cell>
              <table:table-cell office:value-type="float" office:value="1371053">
                <text:p>1371053</text:p>
              </table:table-cell>
              <table:table-cell office:value-type="float" office:value="1340288">
                <text:p>1340288</text:p>
              </table:table-cell>
              <table:table-cell office:value-type="float" office:value="1323888">
                <text:p>1323888</text:p>
              </table:table-cell>
              <table:table-cell office:value-type="float" office:value="1303509">
                <text:p>1303509</text:p>
              </table:table-cell>
              <table:table-cell office:value-type="float" office:value="1370781">
                <text:p>1370781</text:p>
              </table:table-cell>
              <table:table-cell office:value-type="float" office:value="1337599">
                <text:p>1337599</text:p>
              </table:table-cell>
              <table:table-cell office:value-type="float" office:value="1324293">
                <text:p>1324293</text:p>
              </table:table-cell>
              <table:table-cell office:value-type="float" office:value="1322005">
                <text:p>1322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5.587cm" svg:height="15.383cm" xlink:href=".." xlink:type="simple" chart:class="chart:line" chart:style-name="ch1">
        <chart:title svg:x="15.355cm" svg:y="0.443cm" chart:style-name="ch2">
          <text:p>0.12.0 Baseline Logging</text:p>
        </chart:title>
        <chart:legend chart:legend-position="end" svg:x="30.909cm" svg:y="4.653cm" style:legend-expansion="high" chart:style-name="ch3"/>
        <chart:plot-area chart:style-name="ch4" table:cell-range-address="'Baseline(0.12.0)'.A2:'Baseline(0.12.0)'.K7 'Baseline(0.12.0)'.A10:'Baseline(0.12.0)'.K15" chart:data-source-has-labels="column" svg:x="1.722cm" svg:y="1.529cm" svg:width="28.476cm" svg:height="13.547cm">
          <chartooo:coordinate-region svg:x="3.481cm" svg:y="1.728cm" svg:width="26.53cm" svg:height="12.701cm"/>
          <chart:axis chart:dimension="x" chart:name="primary-x" chart:style-name="ch5"/>
          <chart:axis chart:dimension="y" chart:name="primary-y" chart:style-name="ch6">
            <chart:title svg:x="0.451cm" svg:y="9.669cm" chart:style-name="ch7">
              <text:p>Messages/second</text:p>
            </chart:title>
            <chart:grid chart:style-name="ch8" chart:class="major"/>
          </chart:axis>
          <chart:series chart:style-name="ch9" chart:values-cell-range-address="'Baseline(0.12.0)'.B2:'Baseline(0.12.0)'.K2" chart:label-cell-address="'Baseline(0.12.0)'.A2:'Baseline(0.12.0)'.A2" chart:class="chart:line">
            <chart:data-point chart:repeated="10"/>
          </chart:series>
          <chart:series chart:style-name="ch10" chart:values-cell-range-address="'Baseline(0.12.0)'.B3:'Baseline(0.12.0)'.K3" chart:label-cell-address="'Baseline(0.12.0)'.A3:'Baseline(0.12.0)'.A3" chart:class="chart:line">
            <chart:data-point chart:repeated="10"/>
          </chart:series>
          <chart:series chart:style-name="ch11" chart:values-cell-range-address="'Baseline(0.12.0)'.B4:'Baseline(0.12.0)'.K4" chart:label-cell-address="'Baseline(0.12.0)'.A4:'Baseline(0.12.0)'.A4" chart:class="chart:line">
            <chart:data-point chart:repeated="10"/>
          </chart:series>
          <chart:series chart:style-name="ch12" chart:values-cell-range-address="'Baseline(0.12.0)'.B5:'Baseline(0.12.0)'.K5" chart:label-cell-address="'Baseline(0.12.0)'.A5:'Baseline(0.12.0)'.A5" chart:class="chart:line">
            <chart:data-point chart:repeated="10"/>
          </chart:series>
          <chart:series chart:style-name="ch13" chart:values-cell-range-address="'Baseline(0.12.0)'.B6:'Baseline(0.12.0)'.K6" chart:label-cell-address="'Baseline(0.12.0)'.A6:'Baseline(0.12.0)'.A6" chart:class="chart:line">
            <chart:data-point chart:repeated="10"/>
          </chart:series>
          <chart:series chart:style-name="ch14" chart:values-cell-range-address="'Baseline(0.12.0)'.B7:'Baseline(0.12.0)'.K7" chart:label-cell-address="'Baseline(0.12.0)'.A7:'Baseline(0.12.0)'.A7" chart:class="chart:line">
            <chart:data-point chart:repeated="10"/>
          </chart:series>
          <chart:series chart:style-name="ch15" chart:values-cell-range-address="'Baseline(0.12.0)'.B10:'Baseline(0.12.0)'.K10" chart:label-cell-address="'Baseline(0.12.0)'.A10:'Baseline(0.12.0)'.A10" chart:class="chart:line">
            <chart:data-point chart:repeated="10"/>
          </chart:series>
          <chart:series chart:style-name="ch16" chart:values-cell-range-address="'Baseline(0.12.0)'.B11:'Baseline(0.12.0)'.K11" chart:label-cell-address="'Baseline(0.12.0)'.A11:'Baseline(0.12.0)'.A11" chart:class="chart:line">
            <chart:data-point chart:repeated="10"/>
          </chart:series>
          <chart:series chart:style-name="ch17" chart:values-cell-range-address="'Baseline(0.12.0)'.B12:'Baseline(0.12.0)'.K12" chart:label-cell-address="'Baseline(0.12.0)'.A12:'Baseline(0.12.0)'.A12" chart:class="chart:line">
            <chart:data-point chart:repeated="10"/>
          </chart:series>
          <chart:series chart:style-name="ch18" chart:values-cell-range-address="'Baseline(0.12.0)'.B13:'Baseline(0.12.0)'.K13" chart:label-cell-address="'Baseline(0.12.0)'.A13:'Baseline(0.12.0)'.A13" chart:class="chart:line">
            <chart:data-point chart:repeated="10"/>
          </chart:series>
          <chart:series chart:style-name="ch19" chart:values-cell-range-address="'Baseline(0.12.0)'.B14:'Baseline(0.12.0)'.K14" chart:label-cell-address="'Baseline(0.12.0)'.A14:'Baseline(0.12.0)'.A14" chart:class="chart:line">
            <chart:data-point chart:repeated="10"/>
          </chart:series>
          <chart:series chart:style-name="ch20" chart:values-cell-range-address="'Baseline(0.12.0)'.B15:'Baseline(0.12.0)'.K15" chart:label-cell-address="'Baseline(0.12.0)'.A15:'Baseline(0.12.0)'.A15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NoFormat</text:p>
                <draw:g>
                  <svg:desc>'Baseline(0.12.0)'.A2:'Baseline(0.12.0)'.A2</svg:desc>
                </draw:g>
              </table:table-cell>
              <table:table-cell office:value-type="float" office:value="1137771">
                <text:p>1137771</text:p>
                <draw:g>
                  <svg:desc>'Baseline(0.12.0)'.B2:'Baseline(0.12.0)'.K2</svg:desc>
                </draw:g>
              </table:table-cell>
              <table:table-cell office:value-type="float" office:value="1136718">
                <text:p>1136718</text:p>
              </table:table-cell>
              <table:table-cell office:value-type="float" office:value="1119404">
                <text:p>1119404</text:p>
              </table:table-cell>
              <table:table-cell office:value-type="float" office:value="1116916">
                <text:p>1116916</text:p>
              </table:table-cell>
              <table:table-cell office:value-type="float" office:value="1097172">
                <text:p>1097172</text:p>
              </table:table-cell>
              <table:table-cell office:value-type="float" office:value="1111089">
                <text:p>1111089</text:p>
              </table:table-cell>
              <table:table-cell office:value-type="float" office:value="1048772">
                <text:p>1048772</text:p>
              </table:table-cell>
              <table:table-cell office:value-type="float" office:value="1080689">
                <text:p>1080689</text:p>
              </table:table-cell>
              <table:table-cell office:value-type="float" office:value="1009612">
                <text:p>1009612</text:p>
              </table:table-cell>
              <table:table-cell office:value-type="float" office:value="1082624">
                <text:p>1082624</text:p>
              </table:table-cell>
            </table:table-row>
            <table:table-row>
              <table:table-cell office:value-type="string">
                <text:p>DateOnly</text:p>
                <draw:g>
                  <svg:desc>'Baseline(0.12.0)'.A3:'Baseline(0.12.0)'.A3</svg:desc>
                </draw:g>
              </table:table-cell>
              <table:table-cell office:value-type="float" office:value="1149072">
                <text:p>1149072</text:p>
                <draw:g>
                  <svg:desc>'Baseline(0.12.0)'.B3:'Baseline(0.12.0)'.K3</svg:desc>
                </draw:g>
              </table:table-cell>
              <table:table-cell office:value-type="float" office:value="1139545">
                <text:p>1139545</text:p>
              </table:table-cell>
              <table:table-cell office:value-type="float" office:value="1153510">
                <text:p>1153510</text:p>
              </table:table-cell>
              <table:table-cell office:value-type="float" office:value="1126553">
                <text:p>1126553</text:p>
              </table:table-cell>
              <table:table-cell office:value-type="float" office:value="1116033">
                <text:p>1116033</text:p>
              </table:table-cell>
              <table:table-cell office:value-type="float" office:value="1129542">
                <text:p>1129542</text:p>
              </table:table-cell>
              <table:table-cell office:value-type="float" office:value="1126392">
                <text:p>1126392</text:p>
              </table:table-cell>
              <table:table-cell office:value-type="float" office:value="1135439">
                <text:p>1135439</text:p>
              </table:table-cell>
              <table:table-cell office:value-type="float" office:value="1137935">
                <text:p>1137935</text:p>
              </table:table-cell>
              <table:table-cell office:value-type="float" office:value="1129619">
                <text:p>1129619</text:p>
              </table:table-cell>
            </table:table-row>
            <table:table-row>
              <table:table-cell office:value-type="string">
                <text:p>DateClassLevel</text:p>
                <draw:g>
                  <svg:desc>'Baseline(0.12.0)'.A4:'Baseline(0.12.0)'.A4</svg:desc>
                </draw:g>
              </table:table-cell>
              <table:table-cell office:value-type="float" office:value="1152920">
                <text:p>1152920</text:p>
                <draw:g>
                  <svg:desc>'Baseline(0.12.0)'.B4:'Baseline(0.12.0)'.K4</svg:desc>
                </draw:g>
              </table:table-cell>
              <table:table-cell office:value-type="float" office:value="1156716">
                <text:p>1156716</text:p>
              </table:table-cell>
              <table:table-cell office:value-type="float" office:value="1153577">
                <text:p>1153577</text:p>
              </table:table-cell>
              <table:table-cell office:value-type="float" office:value="1118169">
                <text:p>1118169</text:p>
              </table:table-cell>
              <table:table-cell office:value-type="float" office:value="1117114">
                <text:p>1117114</text:p>
              </table:table-cell>
              <table:table-cell office:value-type="float" office:value="1126098">
                <text:p>1126098</text:p>
              </table:table-cell>
              <table:table-cell office:value-type="float" office:value="1122113">
                <text:p>1122113</text:p>
              </table:table-cell>
              <table:table-cell office:value-type="float" office:value="1141629">
                <text:p>1141629</text:p>
              </table:table-cell>
              <table:table-cell office:value-type="float" office:value="1134981">
                <text:p>1134981</text:p>
              </table:table-cell>
              <table:table-cell office:value-type="float" office:value="1123389">
                <text:p>1123389</text:p>
              </table:table-cell>
            </table:table-row>
            <table:table-row>
              <table:table-cell office:value-type="string">
                <text:p>Logging with FMT</text:p>
                <draw:g>
                  <svg:desc>'Baseline(0.12.0)'.A5:'Baseline(0.12.0)'.A5</svg:desc>
                </draw:g>
              </table:table-cell>
              <table:table-cell office:value-type="float" office:value="2118505">
                <text:p>2118505</text:p>
                <draw:g>
                  <svg:desc>'Baseline(0.12.0)'.B5:'Baseline(0.12.0)'.K5</svg:desc>
                </draw:g>
              </table:table-cell>
              <table:table-cell office:value-type="float" office:value="2101790">
                <text:p>2101790</text:p>
              </table:table-cell>
              <table:table-cell office:value-type="float" office:value="2124229">
                <text:p>2124229</text:p>
              </table:table-cell>
              <table:table-cell office:value-type="float" office:value="2050696">
                <text:p>2050696</text:p>
              </table:table-cell>
              <table:table-cell office:value-type="float" office:value="2092947">
                <text:p>2092947</text:p>
              </table:table-cell>
              <table:table-cell office:value-type="float" office:value="2046688">
                <text:p>2046688</text:p>
              </table:table-cell>
              <table:table-cell office:value-type="float" office:value="2064587">
                <text:p>2064587</text:p>
              </table:table-cell>
              <table:table-cell office:value-type="float" office:value="2087857">
                <text:p>2087857</text:p>
              </table:table-cell>
              <table:table-cell office:value-type="float" office:value="2097128">
                <text:p>2097128</text:p>
              </table:table-cell>
              <table:table-cell office:value-type="float" office:value="2044879">
                <text:p>2044879</text:p>
              </table:table-cell>
            </table:table-row>
            <table:table-row>
              <table:table-cell office:value-type="string">
                <text:p>static string</text:p>
                <draw:g>
                  <svg:desc>'Baseline(0.12.0)'.A6:'Baseline(0.12.0)'.A6</svg:desc>
                </draw:g>
              </table:table-cell>
              <table:table-cell office:value-type="float" office:value="2337250">
                <text:p>2337250</text:p>
                <draw:g>
                  <svg:desc>'Baseline(0.12.0)'.B6:'Baseline(0.12.0)'.K6</svg:desc>
                </draw:g>
              </table:table-cell>
              <table:table-cell office:value-type="float" office:value="2356821">
                <text:p>2356821</text:p>
              </table:table-cell>
              <table:table-cell office:value-type="float" office:value="2320022">
                <text:p>2320022</text:p>
              </table:table-cell>
              <table:table-cell office:value-type="float" office:value="2294002">
                <text:p>2294002</text:p>
              </table:table-cell>
              <table:table-cell office:value-type="float" office:value="2333139">
                <text:p>2333139</text:p>
              </table:table-cell>
              <table:table-cell office:value-type="float" office:value="2343576">
                <text:p>2343576</text:p>
              </table:table-cell>
              <table:table-cell office:value-type="float" office:value="2324618">
                <text:p>2324618</text:p>
              </table:table-cell>
              <table:table-cell office:value-type="float" office:value="2338785">
                <text:p>2338785</text:p>
              </table:table-cell>
              <table:table-cell office:value-type="float" office:value="2312218">
                <text:p>2312218</text:p>
              </table:table-cell>
              <table:table-cell office:value-type="float" office:value="2277467">
                <text:p>2277467</text:p>
              </table:table-cell>
            </table:table-row>
            <table:table-row>
              <table:table-cell office:value-type="string">
                <text:p>static string with FMT</text:p>
                <draw:g>
                  <svg:desc>'Baseline(0.12.0)'.A7:'Baseline(0.12.0)'.A7</svg:desc>
                </draw:g>
              </table:table-cell>
              <table:table-cell office:value-type="float" office:value="2035968">
                <text:p>2035968</text:p>
                <draw:g>
                  <svg:desc>'Baseline(0.12.0)'.B7:'Baseline(0.12.0)'.K7</svg:desc>
                </draw:g>
              </table:table-cell>
              <table:table-cell office:value-type="float" office:value="2087218">
                <text:p>2087218</text:p>
              </table:table-cell>
              <table:table-cell office:value-type="float" office:value="2092045">
                <text:p>2092045</text:p>
              </table:table-cell>
              <table:table-cell office:value-type="float" office:value="2057725">
                <text:p>2057725</text:p>
              </table:table-cell>
              <table:table-cell office:value-type="float" office:value="2081030">
                <text:p>2081030</text:p>
              </table:table-cell>
              <table:table-cell office:value-type="float" office:value="2059808">
                <text:p>2059808</text:p>
              </table:table-cell>
              <table:table-cell office:value-type="float" office:value="2071585">
                <text:p>2071585</text:p>
              </table:table-cell>
              <table:table-cell office:value-type="float" office:value="2080766">
                <text:p>2080766</text:p>
              </table:table-cell>
              <table:table-cell office:value-type="float" office:value="2071606">
                <text:p>2071606</text:p>
              </table:table-cell>
              <table:table-cell office:value-type="float" office:value="2056605">
                <text:p>2056605</text:p>
              </table:table-cell>
            </table:table-row>
            <table:table-row>
              <table:table-cell office:value-type="string">
                <text:p>enabled debug</text:p>
                <draw:g>
                  <svg:desc>'Baseline(0.12.0)'.A10:'Baseline(0.12.0)'.A10</svg:desc>
                </draw:g>
              </table:table-cell>
              <table:table-cell office:value-type="float" office:value="2300534">
                <text:p>2300534</text:p>
                <draw:g>
                  <svg:desc>'Baseline(0.12.0)'.B10:'Baseline(0.12.0)'.K10</svg:desc>
                </draw:g>
              </table:table-cell>
              <table:table-cell office:value-type="float" office:value="2365360">
                <text:p>2365360</text:p>
              </table:table-cell>
              <table:table-cell office:value-type="float" office:value="2358137">
                <text:p>2358137</text:p>
              </table:table-cell>
              <table:table-cell office:value-type="float" office:value="2265285">
                <text:p>2265285</text:p>
              </table:table-cell>
              <table:table-cell office:value-type="float" office:value="2323156">
                <text:p>2323156</text:p>
              </table:table-cell>
              <table:table-cell office:value-type="float" office:value="2327790">
                <text:p>2327790</text:p>
              </table:table-cell>
              <table:table-cell office:value-type="float" office:value="2322241">
                <text:p>2322241</text:p>
              </table:table-cell>
              <table:table-cell office:value-type="float" office:value="2322844">
                <text:p>2322844</text:p>
              </table:table-cell>
              <table:table-cell office:value-type="float" office:value="2328280">
                <text:p>2328280</text:p>
              </table:table-cell>
              <table:table-cell office:value-type="float" office:value="2301812">
                <text:p>2301812</text:p>
              </table:table-cell>
            </table:table-row>
            <table:table-row>
              <table:table-cell office:value-type="string">
                <text:p>enabled trace</text:p>
                <draw:g>
                  <svg:desc>'Baseline(0.12.0)'.A11:'Baseline(0.12.0)'.A11</svg:desc>
                </draw:g>
              </table:table-cell>
              <table:table-cell office:value-type="float" office:value="2317521">
                <text:p>2317521</text:p>
                <draw:g>
                  <svg:desc>'Baseline(0.12.0)'.B11:'Baseline(0.12.0)'.K11</svg:desc>
                </draw:g>
              </table:table-cell>
              <table:table-cell office:value-type="float" office:value="2359413">
                <text:p>2359413</text:p>
              </table:table-cell>
              <table:table-cell office:value-type="float" office:value="2348199">
                <text:p>2348199</text:p>
              </table:table-cell>
              <table:table-cell office:value-type="float" office:value="2270403">
                <text:p>2270403</text:p>
              </table:table-cell>
              <table:table-cell office:value-type="float" office:value="2326425">
                <text:p>2326425</text:p>
              </table:table-cell>
              <table:table-cell office:value-type="float" office:value="2335254">
                <text:p>2335254</text:p>
              </table:table-cell>
              <table:table-cell office:value-type="float" office:value="2305131">
                <text:p>2305131</text:p>
              </table:table-cell>
              <table:table-cell office:value-type="float" office:value="2314369">
                <text:p>2314369</text:p>
              </table:table-cell>
              <table:table-cell office:value-type="float" office:value="2329428">
                <text:p>2329428</text:p>
              </table:table-cell>
              <table:table-cell office:value-type="float" office:value="2300556">
                <text:p>2300556</text:p>
              </table:table-cell>
            </table:table-row>
            <table:table-row>
              <table:table-cell office:value-type="string">
                <text:p>Multithread avg. 1</text:p>
                <draw:g>
                  <svg:desc>'Baseline(0.12.0)'.A12:'Baseline(0.12.0)'.A12</svg:desc>
                </draw:g>
              </table:table-cell>
              <table:table-cell office:value-type="float" office:value="367561">
                <text:p>367561</text:p>
                <draw:g>
                  <svg:desc>'Baseline(0.12.0)'.B12:'Baseline(0.12.0)'.K12</svg:desc>
                </draw:g>
              </table:table-cell>
              <table:table-cell office:value-type="float" office:value="358782">
                <text:p>358782</text:p>
              </table:table-cell>
              <table:table-cell office:value-type="float" office:value="350110">
                <text:p>350110</text:p>
              </table:table-cell>
              <table:table-cell office:value-type="float" office:value="362878">
                <text:p>362878</text:p>
              </table:table-cell>
              <table:table-cell office:value-type="float" office:value="348063">
                <text:p>348063</text:p>
              </table:table-cell>
              <table:table-cell office:value-type="float" office:value="347115">
                <text:p>347115</text:p>
              </table:table-cell>
              <table:table-cell office:value-type="float" office:value="340931">
                <text:p>340931</text:p>
              </table:table-cell>
              <table:table-cell office:value-type="float" office:value="337439">
                <text:p>337439</text:p>
              </table:table-cell>
              <table:table-cell office:value-type="float" office:value="365341">
                <text:p>365341</text:p>
              </table:table-cell>
              <table:table-cell office:value-type="float" office:value="366376">
                <text:p>366376</text:p>
              </table:table-cell>
            </table:table-row>
            <table:table-row>
              <table:table-cell office:value-type="string">
                <text:p>Multithread avg. 2</text:p>
                <draw:g>
                  <svg:desc>'Baseline(0.12.0)'.A13:'Baseline(0.12.0)'.A13</svg:desc>
                </draw:g>
              </table:table-cell>
              <table:table-cell office:value-type="float" office:value="336615">
                <text:p>336615</text:p>
                <draw:g>
                  <svg:desc>'Baseline(0.12.0)'.B13:'Baseline(0.12.0)'.K13</svg:desc>
                </draw:g>
              </table:table-cell>
              <table:table-cell office:value-type="float" office:value="354584">
                <text:p>354584</text:p>
              </table:table-cell>
              <table:table-cell office:value-type="float" office:value="349020">
                <text:p>349020</text:p>
              </table:table-cell>
              <table:table-cell office:value-type="float" office:value="344118">
                <text:p>344118</text:p>
              </table:table-cell>
              <table:table-cell office:value-type="float" office:value="343318">
                <text:p>343318</text:p>
              </table:table-cell>
              <table:table-cell office:value-type="float" office:value="339619">
                <text:p>339619</text:p>
              </table:table-cell>
              <table:table-cell office:value-type="float" office:value="338909">
                <text:p>338909</text:p>
              </table:table-cell>
              <table:table-cell office:value-type="float" office:value="323923">
                <text:p>323923</text:p>
              </table:table-cell>
              <table:table-cell office:value-type="float" office:value="356395">
                <text:p>356395</text:p>
              </table:table-cell>
              <table:table-cell office:value-type="float" office:value="339885">
                <text:p>339885</text:p>
              </table:table-cell>
            </table:table-row>
            <table:table-row>
              <table:table-cell office:value-type="string">
                <text:p>Multithread avg. 3</text:p>
                <draw:g>
                  <svg:desc>'Baseline(0.12.0)'.A14:'Baseline(0.12.0)'.A14</svg:desc>
                </draw:g>
              </table:table-cell>
              <table:table-cell office:value-type="float" office:value="333641">
                <text:p>333641</text:p>
                <draw:g>
                  <svg:desc>'Baseline(0.12.0)'.B14:'Baseline(0.12.0)'.K14</svg:desc>
                </draw:g>
              </table:table-cell>
              <table:table-cell office:value-type="float" office:value="351232">
                <text:p>351232</text:p>
              </table:table-cell>
              <table:table-cell office:value-type="float" office:value="341696">
                <text:p>341696</text:p>
              </table:table-cell>
              <table:table-cell office:value-type="float" office:value="342002">
                <text:p>342002</text:p>
              </table:table-cell>
              <table:table-cell office:value-type="float" office:value="339260">
                <text:p>339260</text:p>
              </table:table-cell>
              <table:table-cell office:value-type="float" office:value="335703">
                <text:p>335703</text:p>
              </table:table-cell>
              <table:table-cell office:value-type="float" office:value="337744">
                <text:p>337744</text:p>
              </table:table-cell>
              <table:table-cell office:value-type="float" office:value="320270">
                <text:p>320270</text:p>
              </table:table-cell>
              <table:table-cell office:value-type="float" office:value="355885">
                <text:p>355885</text:p>
              </table:table-cell>
              <table:table-cell office:value-type="float" office:value="337172">
                <text:p>337172</text:p>
              </table:table-cell>
            </table:table-row>
            <table:table-row>
              <table:table-cell office:value-type="string">
                <text:p>Multithread avg. 4</text:p>
                <draw:g>
                  <svg:desc>'Baseline(0.12.0)'.A15:'Baseline(0.12.0)'.A15</svg:desc>
                </draw:g>
              </table:table-cell>
              <table:table-cell office:value-type="float" office:value="333248">
                <text:p>333248</text:p>
                <draw:g>
                  <svg:desc>'Baseline(0.12.0)'.B15:'Baseline(0.12.0)'.K15</svg:desc>
                </draw:g>
              </table:table-cell>
              <table:table-cell office:value-type="float" office:value="350189">
                <text:p>350189</text:p>
              </table:table-cell>
              <table:table-cell office:value-type="float" office:value="339870">
                <text:p>339870</text:p>
              </table:table-cell>
              <table:table-cell office:value-type="float" office:value="340592">
                <text:p>340592</text:p>
              </table:table-cell>
              <table:table-cell office:value-type="float" office:value="338425">
                <text:p>338425</text:p>
              </table:table-cell>
              <table:table-cell office:value-type="float" office:value="334436">
                <text:p>334436</text:p>
              </table:table-cell>
              <table:table-cell office:value-type="float" office:value="337645">
                <text:p>337645</text:p>
              </table:table-cell>
              <table:table-cell office:value-type="float" office:value="318484">
                <text:p>318484</text:p>
              </table:table-cell>
              <table:table-cell office:value-type="float" office:value="349088">
                <text:p>349088</text:p>
              </table:table-cell>
              <table:table-cell office:value-type="float" office:value="334775">
                <text:p>334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